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r Frequency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Max Step Rat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teps/seco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teps/second</text:p>
          </table:table-cell>
          <table:table-cell office:value-type="string" calcext:value-type="string">
            <text:p>Timer Ticks</text:p>
          </table:table-cell>
          <table:table-cell office:value-type="string" calcext:value-type="string">
            <text:p>Timer Ticks rou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/256 *[.A7]" office:value-type="float" office:value="156.25" calcext:value-type="float">
            <text:p>156,25</text:p>
          </table:table-cell>
          <table:table-cell table:formula="of:=[.$B$2]/[.B7]" office:value-type="float" office:value="102400" calcext:value-type="float">
            <text:p>102400</text:p>
          </table:table-cell>
          <table:table-cell table:formula="of:=ROUND([.C7];0)" office:value-type="float" office:value="102400" calcext:value-type="float">
            <text:p>102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/256 *[.A8]" office:value-type="float" office:value="312.5" calcext:value-type="float">
            <text:p>312,5</text:p>
          </table:table-cell>
          <table:table-cell table:formula="of:=[.$B$2]/[.B8]" office:value-type="float" office:value="51200" calcext:value-type="float">
            <text:p>51200</text:p>
          </table:table-cell>
          <table:table-cell table:formula="of:=ROUND([.C8];0)"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/256 *[.A9]" office:value-type="float" office:value="468.75" calcext:value-type="float">
            <text:p>468,75</text:p>
          </table:table-cell>
          <table:table-cell table:formula="of:=[.$B$2]/[.B9]" office:value-type="float" office:value="34133.3333333333" calcext:value-type="float">
            <text:p>34133,3333333333</text:p>
          </table:table-cell>
          <table:table-cell table:formula="of:=ROUND([.C9];0)" office:value-type="float" office:value="34133" calcext:value-type="float">
            <text:p>34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/256 *[.A10]" office:value-type="float" office:value="625" calcext:value-type="float">
            <text:p>625</text:p>
          </table:table-cell>
          <table:table-cell table:formula="of:=[.$B$2]/[.B10]" office:value-type="float" office:value="25600" calcext:value-type="float">
            <text:p>25600</text:p>
          </table:table-cell>
          <table:table-cell table:formula="of:=ROUND([.C10];0)"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/256 *[.A11]" office:value-type="float" office:value="781.25" calcext:value-type="float">
            <text:p>781,25</text:p>
          </table:table-cell>
          <table:table-cell table:formula="of:=[.$B$2]/[.B11]" office:value-type="float" office:value="20480" calcext:value-type="float">
            <text:p>20480</text:p>
          </table:table-cell>
          <table:table-cell table:formula="of:=ROUND([.C11];0)"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/256 *[.A12]" office:value-type="float" office:value="937.5" calcext:value-type="float">
            <text:p>937,5</text:p>
          </table:table-cell>
          <table:table-cell table:formula="of:=[.$B$2]/[.B12]" office:value-type="float" office:value="17066.6666666667" calcext:value-type="float">
            <text:p>17066,6666666667</text:p>
          </table:table-cell>
          <table:table-cell table:formula="of:=ROUND([.C12];0)" office:value-type="float" office:value="17067" calcext:value-type="float">
            <text:p>17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/256 *[.A13]" office:value-type="float" office:value="1093.75" calcext:value-type="float">
            <text:p>1093,75</text:p>
          </table:table-cell>
          <table:table-cell table:formula="of:=[.$B$2]/[.B13]" office:value-type="float" office:value="14628.5714285714" calcext:value-type="float">
            <text:p>14628,5714285714</text:p>
          </table:table-cell>
          <table:table-cell table:formula="of:=ROUND([.C13];0)" office:value-type="float" office:value="14629" calcext:value-type="float">
            <text:p>14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/256 *[.A14]" office:value-type="float" office:value="1250" calcext:value-type="float">
            <text:p>1250</text:p>
          </table:table-cell>
          <table:table-cell table:formula="of:=[.$B$2]/[.B14]" office:value-type="float" office:value="12800" calcext:value-type="float">
            <text:p>12800</text:p>
          </table:table-cell>
          <table:table-cell table:formula="of:=ROUND([.C14];0)"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/256 *[.A15]" office:value-type="float" office:value="1406.25" calcext:value-type="float">
            <text:p>1406,25</text:p>
          </table:table-cell>
          <table:table-cell table:formula="of:=[.$B$2]/[.B15]" office:value-type="float" office:value="11377.7777777778" calcext:value-type="float">
            <text:p>11377,7777777778</text:p>
          </table:table-cell>
          <table:table-cell table:formula="of:=ROUND([.C15];0)" office:value-type="float" office:value="11378" calcext:value-type="float">
            <text:p>11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/256 *[.A16]" office:value-type="float" office:value="1562.5" calcext:value-type="float">
            <text:p>1562,5</text:p>
          </table:table-cell>
          <table:table-cell table:formula="of:=[.$B$2]/[.B16]" office:value-type="float" office:value="10240" calcext:value-type="float">
            <text:p>10240</text:p>
          </table:table-cell>
          <table:table-cell table:formula="of:=ROUND([.C16];0)"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/256 *[.A17]" office:value-type="float" office:value="1718.75" calcext:value-type="float">
            <text:p>1718,75</text:p>
          </table:table-cell>
          <table:table-cell table:formula="of:=[.$B$2]/[.B17]" office:value-type="float" office:value="9309.09090909091" calcext:value-type="float">
            <text:p>9309,0909090909</text:p>
          </table:table-cell>
          <table:table-cell table:formula="of:=ROUND([.C17];0)"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/256 *[.A18]" office:value-type="float" office:value="1875" calcext:value-type="float">
            <text:p>1875</text:p>
          </table:table-cell>
          <table:table-cell table:formula="of:=[.$B$2]/[.B18]" office:value-type="float" office:value="8533.33333333333" calcext:value-type="float">
            <text:p>8533,3333333333</text:p>
          </table:table-cell>
          <table:table-cell table:formula="of:=ROUND([.C18];0)" office:value-type="float" office:value="8533" calcext:value-type="float">
            <text:p>8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/256 *[.A19]" office:value-type="float" office:value="2031.25" calcext:value-type="float">
            <text:p>2031,25</text:p>
          </table:table-cell>
          <table:table-cell table:formula="of:=[.$B$2]/[.B19]" office:value-type="float" office:value="7876.92307692308" calcext:value-type="float">
            <text:p>7876,9230769231</text:p>
          </table:table-cell>
          <table:table-cell table:formula="of:=ROUND([.C19];0)" office:value-type="float" office:value="7877" calcext:value-type="float">
            <text:p>78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/256 *[.A20]" office:value-type="float" office:value="2187.5" calcext:value-type="float">
            <text:p>2187,5</text:p>
          </table:table-cell>
          <table:table-cell table:formula="of:=[.$B$2]/[.B20]" office:value-type="float" office:value="7314.28571428572" calcext:value-type="float">
            <text:p>7314,2857142857</text:p>
          </table:table-cell>
          <table:table-cell table:formula="of:=ROUND([.C20];0)"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/256 *[.A21]" office:value-type="float" office:value="2343.75" calcext:value-type="float">
            <text:p>2343,75</text:p>
          </table:table-cell>
          <table:table-cell table:formula="of:=[.$B$2]/[.B21]" office:value-type="float" office:value="6826.66666666667" calcext:value-type="float">
            <text:p>6826,6666666667</text:p>
          </table:table-cell>
          <table:table-cell table:formula="of:=ROUND([.C21];0)"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/256 *[.A22]" office:value-type="float" office:value="2500" calcext:value-type="float">
            <text:p>2500</text:p>
          </table:table-cell>
          <table:table-cell table:formula="of:=[.$B$2]/[.B22]" office:value-type="float" office:value="6400" calcext:value-type="float">
            <text:p>6400</text:p>
          </table:table-cell>
          <table:table-cell table:formula="of:=ROUND([.C22];0)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/256 *[.A23]" office:value-type="float" office:value="2656.25" calcext:value-type="float">
            <text:p>2656,25</text:p>
          </table:table-cell>
          <table:table-cell table:formula="of:=[.$B$2]/[.B23]" office:value-type="float" office:value="6023.52941176471" calcext:value-type="float">
            <text:p>6023,5294117647</text:p>
          </table:table-cell>
          <table:table-cell table:formula="of:=ROUND([.C23];0)"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/256 *[.A24]" office:value-type="float" office:value="2812.5" calcext:value-type="float">
            <text:p>2812,5</text:p>
          </table:table-cell>
          <table:table-cell table:formula="of:=[.$B$2]/[.B24]" office:value-type="float" office:value="5688.88888888889" calcext:value-type="float">
            <text:p>5688,8888888889</text:p>
          </table:table-cell>
          <table:table-cell table:formula="of:=ROUND([.C24];0)"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/256 *[.A25]" office:value-type="float" office:value="2968.75" calcext:value-type="float">
            <text:p>2968,75</text:p>
          </table:table-cell>
          <table:table-cell table:formula="of:=[.$B$2]/[.B25]" office:value-type="float" office:value="5389.47368421053" calcext:value-type="float">
            <text:p>5389,4736842105</text:p>
          </table:table-cell>
          <table:table-cell table:formula="of:=ROUND([.C25];0)"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/256 *[.A26]" office:value-type="float" office:value="3125" calcext:value-type="float">
            <text:p>3125</text:p>
          </table:table-cell>
          <table:table-cell table:formula="of:=[.$B$2]/[.B26]" office:value-type="float" office:value="5120" calcext:value-type="float">
            <text:p>5120</text:p>
          </table:table-cell>
          <table:table-cell table:formula="of:=ROUND([.C26];0)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/256 *[.A27]" office:value-type="float" office:value="3281.25" calcext:value-type="float">
            <text:p>3281,25</text:p>
          </table:table-cell>
          <table:table-cell table:formula="of:=[.$B$2]/[.B27]" office:value-type="float" office:value="4876.19047619048" calcext:value-type="float">
            <text:p>4876,1904761905</text:p>
          </table:table-cell>
          <table:table-cell table:formula="of:=ROUND([.C27];0)"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/256 *[.A28]" office:value-type="float" office:value="3437.5" calcext:value-type="float">
            <text:p>3437,5</text:p>
          </table:table-cell>
          <table:table-cell table:formula="of:=[.$B$2]/[.B28]" office:value-type="float" office:value="4654.54545454546" calcext:value-type="float">
            <text:p>4654,5454545455</text:p>
          </table:table-cell>
          <table:table-cell table:formula="of:=ROUND([.C28];0)"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/256 *[.A29]" office:value-type="float" office:value="3593.75" calcext:value-type="float">
            <text:p>3593,75</text:p>
          </table:table-cell>
          <table:table-cell table:formula="of:=[.$B$2]/[.B29]" office:value-type="float" office:value="4452.17391304348" calcext:value-type="float">
            <text:p>4452,1739130435</text:p>
          </table:table-cell>
          <table:table-cell table:formula="of:=ROUND([.C29];0)"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/256 *[.A30]" office:value-type="float" office:value="3750" calcext:value-type="float">
            <text:p>3750</text:p>
          </table:table-cell>
          <table:table-cell table:formula="of:=[.$B$2]/[.B30]" office:value-type="float" office:value="4266.66666666667" calcext:value-type="float">
            <text:p>4266,6666666667</text:p>
          </table:table-cell>
          <table:table-cell table:formula="of:=ROUND([.C30];0)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/256 *[.A31]" office:value-type="float" office:value="3906.25" calcext:value-type="float">
            <text:p>3906,25</text:p>
          </table:table-cell>
          <table:table-cell table:formula="of:=[.$B$2]/[.B31]" office:value-type="float" office:value="4096" calcext:value-type="float">
            <text:p>4096</text:p>
          </table:table-cell>
          <table:table-cell table:formula="of:=ROUND([.C31];0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/256 *[.A32]" office:value-type="float" office:value="4062.5" calcext:value-type="float">
            <text:p>4062,5</text:p>
          </table:table-cell>
          <table:table-cell table:formula="of:=[.$B$2]/[.B32]" office:value-type="float" office:value="3938.46153846154" calcext:value-type="float">
            <text:p>3938,4615384615</text:p>
          </table:table-cell>
          <table:table-cell table:formula="of:=ROUND([.C32];0)"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/256 *[.A33]" office:value-type="float" office:value="4218.75" calcext:value-type="float">
            <text:p>4218,75</text:p>
          </table:table-cell>
          <table:table-cell table:formula="of:=[.$B$2]/[.B33]" office:value-type="float" office:value="3792.59259259259" calcext:value-type="float">
            <text:p>3792,5925925926</text:p>
          </table:table-cell>
          <table:table-cell table:formula="of:=ROUND([.C33];0)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/256 *[.A34]" office:value-type="float" office:value="4375" calcext:value-type="float">
            <text:p>4375</text:p>
          </table:table-cell>
          <table:table-cell table:formula="of:=[.$B$2]/[.B34]" office:value-type="float" office:value="3657.14285714286" calcext:value-type="float">
            <text:p>3657,1428571429</text:p>
          </table:table-cell>
          <table:table-cell table:formula="of:=ROUND([.C34];0)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/256 *[.A35]" office:value-type="float" office:value="4531.25" calcext:value-type="float">
            <text:p>4531,25</text:p>
          </table:table-cell>
          <table:table-cell table:formula="of:=[.$B$2]/[.B35]" office:value-type="float" office:value="3531.03448275862" calcext:value-type="float">
            <text:p>3531,0344827586</text:p>
          </table:table-cell>
          <table:table-cell table:formula="of:=ROUND([.C35];0)"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/256 *[.A36]" office:value-type="float" office:value="4687.5" calcext:value-type="float">
            <text:p>4687,5</text:p>
          </table:table-cell>
          <table:table-cell table:formula="of:=[.$B$2]/[.B36]" office:value-type="float" office:value="3413.33333333333" calcext:value-type="float">
            <text:p>3413,3333333333</text:p>
          </table:table-cell>
          <table:table-cell table:formula="of:=ROUND([.C36];0)"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/256 *[.A37]" office:value-type="float" office:value="4843.75" calcext:value-type="float">
            <text:p>4843,75</text:p>
          </table:table-cell>
          <table:table-cell table:formula="of:=[.$B$2]/[.B37]" office:value-type="float" office:value="3303.22580645161" calcext:value-type="float">
            <text:p>3303,2258064516</text:p>
          </table:table-cell>
          <table:table-cell table:formula="of:=ROUND([.C37];0)"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/256 *[.A38]" office:value-type="float" office:value="5000" calcext:value-type="float">
            <text:p>5000</text:p>
          </table:table-cell>
          <table:table-cell table:formula="of:=[.$B$2]/[.B38]" office:value-type="float" office:value="3200" calcext:value-type="float">
            <text:p>3200</text:p>
          </table:table-cell>
          <table:table-cell table:formula="of:=ROUND([.C38];0)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/256 *[.A39]" office:value-type="float" office:value="5156.25" calcext:value-type="float">
            <text:p>5156,25</text:p>
          </table:table-cell>
          <table:table-cell table:formula="of:=[.$B$2]/[.B39]" office:value-type="float" office:value="3103.0303030303" calcext:value-type="float">
            <text:p>3103,0303030303</text:p>
          </table:table-cell>
          <table:table-cell table:formula="of:=ROUND([.C39];0)"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/256 *[.A40]" office:value-type="float" office:value="5312.5" calcext:value-type="float">
            <text:p>5312,5</text:p>
          </table:table-cell>
          <table:table-cell table:formula="of:=[.$B$2]/[.B40]" office:value-type="float" office:value="3011.76470588235" calcext:value-type="float">
            <text:p>3011,7647058824</text:p>
          </table:table-cell>
          <table:table-cell table:formula="of:=ROUND([.C40];0)"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/256 *[.A41]" office:value-type="float" office:value="5468.75" calcext:value-type="float">
            <text:p>5468,75</text:p>
          </table:table-cell>
          <table:table-cell table:formula="of:=[.$B$2]/[.B41]" office:value-type="float" office:value="2925.71428571429" calcext:value-type="float">
            <text:p>2925,7142857143</text:p>
          </table:table-cell>
          <table:table-cell table:formula="of:=ROUND([.C41];0)"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/256 *[.A42]" office:value-type="float" office:value="5625" calcext:value-type="float">
            <text:p>5625</text:p>
          </table:table-cell>
          <table:table-cell table:formula="of:=[.$B$2]/[.B42]" office:value-type="float" office:value="2844.44444444444" calcext:value-type="float">
            <text:p>2844,4444444445</text:p>
          </table:table-cell>
          <table:table-cell table:formula="of:=ROUND([.C42];0)"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/256 *[.A43]" office:value-type="float" office:value="5781.25" calcext:value-type="float">
            <text:p>5781,25</text:p>
          </table:table-cell>
          <table:table-cell table:formula="of:=[.$B$2]/[.B43]" office:value-type="float" office:value="2767.56756756757" calcext:value-type="float">
            <text:p>2767,5675675676</text:p>
          </table:table-cell>
          <table:table-cell table:formula="of:=ROUND([.C43];0)"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/256 *[.A44]" office:value-type="float" office:value="5937.5" calcext:value-type="float">
            <text:p>5937,5</text:p>
          </table:table-cell>
          <table:table-cell table:formula="of:=[.$B$2]/[.B44]" office:value-type="float" office:value="2694.73684210526" calcext:value-type="float">
            <text:p>2694,7368421053</text:p>
          </table:table-cell>
          <table:table-cell table:formula="of:=ROUND([.C44];0)"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/256 *[.A45]" office:value-type="float" office:value="6093.75" calcext:value-type="float">
            <text:p>6093,75</text:p>
          </table:table-cell>
          <table:table-cell table:formula="of:=[.$B$2]/[.B45]" office:value-type="float" office:value="2625.64102564103" calcext:value-type="float">
            <text:p>2625,641025641</text:p>
          </table:table-cell>
          <table:table-cell table:formula="of:=ROUND([.C45];0)"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/256 *[.A46]" office:value-type="float" office:value="6250" calcext:value-type="float">
            <text:p>6250</text:p>
          </table:table-cell>
          <table:table-cell table:formula="of:=[.$B$2]/[.B46]" office:value-type="float" office:value="2560" calcext:value-type="float">
            <text:p>2560</text:p>
          </table:table-cell>
          <table:table-cell table:formula="of:=ROUND([.C46];0)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/256 *[.A47]" office:value-type="float" office:value="6406.25" calcext:value-type="float">
            <text:p>6406,25</text:p>
          </table:table-cell>
          <table:table-cell table:formula="of:=[.$B$2]/[.B47]" office:value-type="float" office:value="2497.56097560976" calcext:value-type="float">
            <text:p>2497,5609756098</text:p>
          </table:table-cell>
          <table:table-cell table:formula="of:=ROUND([.C47];0)"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/256 *[.A48]" office:value-type="float" office:value="6562.5" calcext:value-type="float">
            <text:p>6562,5</text:p>
          </table:table-cell>
          <table:table-cell table:formula="of:=[.$B$2]/[.B48]" office:value-type="float" office:value="2438.09523809524" calcext:value-type="float">
            <text:p>2438,0952380952</text:p>
          </table:table-cell>
          <table:table-cell table:formula="of:=ROUND([.C48];0)"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3]/256 *[.A49]" office:value-type="float" office:value="6718.75" calcext:value-type="float">
            <text:p>6718,75</text:p>
          </table:table-cell>
          <table:table-cell table:formula="of:=[.$B$2]/[.B49]" office:value-type="float" office:value="2381.39534883721" calcext:value-type="float">
            <text:p>2381,3953488372</text:p>
          </table:table-cell>
          <table:table-cell table:formula="of:=ROUND([.C49];0)"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3]/256 *[.A50]" office:value-type="float" office:value="6875" calcext:value-type="float">
            <text:p>6875</text:p>
          </table:table-cell>
          <table:table-cell table:formula="of:=[.$B$2]/[.B50]" office:value-type="float" office:value="2327.27272727273" calcext:value-type="float">
            <text:p>2327,2727272727</text:p>
          </table:table-cell>
          <table:table-cell table:formula="of:=ROUND([.C50];0)"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3]/256 *[.A51]" office:value-type="float" office:value="7031.25" calcext:value-type="float">
            <text:p>7031,25</text:p>
          </table:table-cell>
          <table:table-cell table:formula="of:=[.$B$2]/[.B51]" office:value-type="float" office:value="2275.55555555556" calcext:value-type="float">
            <text:p>2275,5555555556</text:p>
          </table:table-cell>
          <table:table-cell table:formula="of:=ROUND([.C51];0)"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3]/256 *[.A52]" office:value-type="float" office:value="7187.5" calcext:value-type="float">
            <text:p>7187,5</text:p>
          </table:table-cell>
          <table:table-cell table:formula="of:=[.$B$2]/[.B52]" office:value-type="float" office:value="2226.08695652174" calcext:value-type="float">
            <text:p>2226,0869565217</text:p>
          </table:table-cell>
          <table:table-cell table:formula="of:=ROUND([.C52];0)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3]/256 *[.A53]" office:value-type="float" office:value="7343.75" calcext:value-type="float">
            <text:p>7343,75</text:p>
          </table:table-cell>
          <table:table-cell table:formula="of:=[.$B$2]/[.B53]" office:value-type="float" office:value="2178.72340425532" calcext:value-type="float">
            <text:p>2178,7234042553</text:p>
          </table:table-cell>
          <table:table-cell table:formula="of:=ROUND([.C53];0)"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3]/256 *[.A54]" office:value-type="float" office:value="7500" calcext:value-type="float">
            <text:p>7500</text:p>
          </table:table-cell>
          <table:table-cell table:formula="of:=[.$B$2]/[.B54]" office:value-type="float" office:value="2133.33333333333" calcext:value-type="float">
            <text:p>2133,3333333333</text:p>
          </table:table-cell>
          <table:table-cell table:formula="of:=ROUND([.C54];0)"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3]/256 *[.A55]" office:value-type="float" office:value="7656.25" calcext:value-type="float">
            <text:p>7656,25</text:p>
          </table:table-cell>
          <table:table-cell table:formula="of:=[.$B$2]/[.B55]" office:value-type="float" office:value="2089.79591836735" calcext:value-type="float">
            <text:p>2089,7959183674</text:p>
          </table:table-cell>
          <table:table-cell table:formula="of:=ROUND([.C55];0)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3]/256 *[.A56]" office:value-type="float" office:value="7812.5" calcext:value-type="float">
            <text:p>7812,5</text:p>
          </table:table-cell>
          <table:table-cell table:formula="of:=[.$B$2]/[.B56]" office:value-type="float" office:value="2048" calcext:value-type="float">
            <text:p>2048</text:p>
          </table:table-cell>
          <table:table-cell table:formula="of:=ROUND([.C56];0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3]/256 *[.A57]" office:value-type="float" office:value="7968.75" calcext:value-type="float">
            <text:p>7968,75</text:p>
          </table:table-cell>
          <table:table-cell table:formula="of:=[.$B$2]/[.B57]" office:value-type="float" office:value="2007.8431372549" calcext:value-type="float">
            <text:p>2007,8431372549</text:p>
          </table:table-cell>
          <table:table-cell table:formula="of:=ROUND([.C57];0)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3]/256 *[.A58]" office:value-type="float" office:value="8125" calcext:value-type="float">
            <text:p>8125</text:p>
          </table:table-cell>
          <table:table-cell table:formula="of:=[.$B$2]/[.B58]" office:value-type="float" office:value="1969.23076923077" calcext:value-type="float">
            <text:p>1969,2307692308</text:p>
          </table:table-cell>
          <table:table-cell table:formula="of:=ROUND([.C58];0)"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3]/256 *[.A59]" office:value-type="float" office:value="8281.25" calcext:value-type="float">
            <text:p>8281,25</text:p>
          </table:table-cell>
          <table:table-cell table:formula="of:=[.$B$2]/[.B59]" office:value-type="float" office:value="1932.07547169811" calcext:value-type="float">
            <text:p>1932,0754716981</text:p>
          </table:table-cell>
          <table:table-cell table:formula="of:=ROUND([.C59];0)"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3]/256 *[.A60]" office:value-type="float" office:value="8437.5" calcext:value-type="float">
            <text:p>8437,5</text:p>
          </table:table-cell>
          <table:table-cell table:formula="of:=[.$B$2]/[.B60]" office:value-type="float" office:value="1896.2962962963" calcext:value-type="float">
            <text:p>1896,2962962963</text:p>
          </table:table-cell>
          <table:table-cell table:formula="of:=ROUND([.C60];0)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3]/256 *[.A61]" office:value-type="float" office:value="8593.75" calcext:value-type="float">
            <text:p>8593,75</text:p>
          </table:table-cell>
          <table:table-cell table:formula="of:=[.$B$2]/[.B61]" office:value-type="float" office:value="1861.81818181818" calcext:value-type="float">
            <text:p>1861,8181818182</text:p>
          </table:table-cell>
          <table:table-cell table:formula="of:=ROUND([.C61];0)"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3]/256 *[.A62]" office:value-type="float" office:value="8750" calcext:value-type="float">
            <text:p>8750</text:p>
          </table:table-cell>
          <table:table-cell table:formula="of:=[.$B$2]/[.B62]" office:value-type="float" office:value="1828.57142857143" calcext:value-type="float">
            <text:p>1828,5714285714</text:p>
          </table:table-cell>
          <table:table-cell table:formula="of:=ROUND([.C62];0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3]/256 *[.A63]" office:value-type="float" office:value="8906.25" calcext:value-type="float">
            <text:p>8906,25</text:p>
          </table:table-cell>
          <table:table-cell table:formula="of:=[.$B$2]/[.B63]" office:value-type="float" office:value="1796.49122807018" calcext:value-type="float">
            <text:p>1796,4912280702</text:p>
          </table:table-cell>
          <table:table-cell table:formula="of:=ROUND([.C63];0)"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3]/256 *[.A64]" office:value-type="float" office:value="9062.5" calcext:value-type="float">
            <text:p>9062,5</text:p>
          </table:table-cell>
          <table:table-cell table:formula="of:=[.$B$2]/[.B64]" office:value-type="float" office:value="1765.51724137931" calcext:value-type="float">
            <text:p>1765,5172413793</text:p>
          </table:table-cell>
          <table:table-cell table:formula="of:=ROUND([.C64];0)"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3]/256 *[.A65]" office:value-type="float" office:value="9218.75" calcext:value-type="float">
            <text:p>9218,75</text:p>
          </table:table-cell>
          <table:table-cell table:formula="of:=[.$B$2]/[.B65]" office:value-type="float" office:value="1735.59322033898" calcext:value-type="float">
            <text:p>1735,593220339</text:p>
          </table:table-cell>
          <table:table-cell table:formula="of:=ROUND([.C65];0)"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3]/256 *[.A66]" office:value-type="float" office:value="9375" calcext:value-type="float">
            <text:p>9375</text:p>
          </table:table-cell>
          <table:table-cell table:formula="of:=[.$B$2]/[.B66]" office:value-type="float" office:value="1706.66666666667" calcext:value-type="float">
            <text:p>1706,6666666667</text:p>
          </table:table-cell>
          <table:table-cell table:formula="of:=ROUND([.C66];0)"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3]/256 *[.A67]" office:value-type="float" office:value="9531.25" calcext:value-type="float">
            <text:p>9531,25</text:p>
          </table:table-cell>
          <table:table-cell table:formula="of:=[.$B$2]/[.B67]" office:value-type="float" office:value="1678.68852459016" calcext:value-type="float">
            <text:p>1678,6885245902</text:p>
          </table:table-cell>
          <table:table-cell table:formula="of:=ROUND([.C67];0)"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3]/256 *[.A68]" office:value-type="float" office:value="9687.5" calcext:value-type="float">
            <text:p>9687,5</text:p>
          </table:table-cell>
          <table:table-cell table:formula="of:=[.$B$2]/[.B68]" office:value-type="float" office:value="1651.61290322581" calcext:value-type="float">
            <text:p>1651,6129032258</text:p>
          </table:table-cell>
          <table:table-cell table:formula="of:=ROUND([.C68];0)"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3]/256 *[.A69]" office:value-type="float" office:value="9843.75" calcext:value-type="float">
            <text:p>9843,75</text:p>
          </table:table-cell>
          <table:table-cell table:formula="of:=[.$B$2]/[.B69]" office:value-type="float" office:value="1625.39682539683" calcext:value-type="float">
            <text:p>1625,3968253968</text:p>
          </table:table-cell>
          <table:table-cell table:formula="of:=ROUND([.C69];0)"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3]/256 *[.A70]" office:value-type="float" office:value="10000" calcext:value-type="float">
            <text:p>10000</text:p>
          </table:table-cell>
          <table:table-cell table:formula="of:=[.$B$2]/[.B70]" office:value-type="float" office:value="1600" calcext:value-type="float">
            <text:p>1600</text:p>
          </table:table-cell>
          <table:table-cell table:formula="of:=ROUND([.C70];0)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3]/256 *[.A71]" office:value-type="float" office:value="10156.25" calcext:value-type="float">
            <text:p>10156,25</text:p>
          </table:table-cell>
          <table:table-cell table:formula="of:=[.$B$2]/[.B71]" office:value-type="float" office:value="1575.38461538462" calcext:value-type="float">
            <text:p>1575,3846153846</text:p>
          </table:table-cell>
          <table:table-cell table:formula="of:=ROUND([.C71];0)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3]/256 *[.A72]" office:value-type="float" office:value="10312.5" calcext:value-type="float">
            <text:p>10312,5</text:p>
          </table:table-cell>
          <table:table-cell table:formula="of:=[.$B$2]/[.B72]" office:value-type="float" office:value="1551.51515151515" calcext:value-type="float">
            <text:p>1551,5151515152</text:p>
          </table:table-cell>
          <table:table-cell table:formula="of:=ROUND([.C72];0)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3]/256 *[.A73]" office:value-type="float" office:value="10468.75" calcext:value-type="float">
            <text:p>10468,75</text:p>
          </table:table-cell>
          <table:table-cell table:formula="of:=[.$B$2]/[.B73]" office:value-type="float" office:value="1528.35820895522" calcext:value-type="float">
            <text:p>1528,3582089552</text:p>
          </table:table-cell>
          <table:table-cell table:formula="of:=ROUND([.C73];0)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3]/256 *[.A74]" office:value-type="float" office:value="10625" calcext:value-type="float">
            <text:p>10625</text:p>
          </table:table-cell>
          <table:table-cell table:formula="of:=[.$B$2]/[.B74]" office:value-type="float" office:value="1505.88235294118" calcext:value-type="float">
            <text:p>1505,8823529412</text:p>
          </table:table-cell>
          <table:table-cell table:formula="of:=ROUND([.C74];0)"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3]/256 *[.A75]" office:value-type="float" office:value="10781.25" calcext:value-type="float">
            <text:p>10781,25</text:p>
          </table:table-cell>
          <table:table-cell table:formula="of:=[.$B$2]/[.B75]" office:value-type="float" office:value="1484.05797101449" calcext:value-type="float">
            <text:p>1484,0579710145</text:p>
          </table:table-cell>
          <table:table-cell table:formula="of:=ROUND([.C75];0)"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3]/256 *[.A76]" office:value-type="float" office:value="10937.5" calcext:value-type="float">
            <text:p>10937,5</text:p>
          </table:table-cell>
          <table:table-cell table:formula="of:=[.$B$2]/[.B76]" office:value-type="float" office:value="1462.85714285714" calcext:value-type="float">
            <text:p>1462,8571428572</text:p>
          </table:table-cell>
          <table:table-cell table:formula="of:=ROUND([.C76];0)"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3]/256 *[.A77]" office:value-type="float" office:value="11093.75" calcext:value-type="float">
            <text:p>11093,75</text:p>
          </table:table-cell>
          <table:table-cell table:formula="of:=[.$B$2]/[.B77]" office:value-type="float" office:value="1442.25352112676" calcext:value-type="float">
            <text:p>1442,2535211268</text:p>
          </table:table-cell>
          <table:table-cell table:formula="of:=ROUND([.C77];0)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3]/256 *[.A78]" office:value-type="float" office:value="11250" calcext:value-type="float">
            <text:p>11250</text:p>
          </table:table-cell>
          <table:table-cell table:formula="of:=[.$B$2]/[.B78]" office:value-type="float" office:value="1422.22222222222" calcext:value-type="float">
            <text:p>1422,2222222222</text:p>
          </table:table-cell>
          <table:table-cell table:formula="of:=ROUND([.C78];0)"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3]/256 *[.A79]" office:value-type="float" office:value="11406.25" calcext:value-type="float">
            <text:p>11406,25</text:p>
          </table:table-cell>
          <table:table-cell table:formula="of:=[.$B$2]/[.B79]" office:value-type="float" office:value="1402.7397260274" calcext:value-type="float">
            <text:p>1402,7397260274</text:p>
          </table:table-cell>
          <table:table-cell table:formula="of:=ROUND([.C79];0)"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3]/256 *[.A80]" office:value-type="float" office:value="11562.5" calcext:value-type="float">
            <text:p>11562,5</text:p>
          </table:table-cell>
          <table:table-cell table:formula="of:=[.$B$2]/[.B80]" office:value-type="float" office:value="1383.78378378378" calcext:value-type="float">
            <text:p>1383,7837837838</text:p>
          </table:table-cell>
          <table:table-cell table:formula="of:=ROUND([.C80];0)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3]/256 *[.A81]" office:value-type="float" office:value="11718.75" calcext:value-type="float">
            <text:p>11718,75</text:p>
          </table:table-cell>
          <table:table-cell table:formula="of:=[.$B$2]/[.B81]" office:value-type="float" office:value="1365.33333333333" calcext:value-type="float">
            <text:p>1365,3333333333</text:p>
          </table:table-cell>
          <table:table-cell table:formula="of:=ROUND([.C81];0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3]/256 *[.A82]" office:value-type="float" office:value="11875" calcext:value-type="float">
            <text:p>11875</text:p>
          </table:table-cell>
          <table:table-cell table:formula="of:=[.$B$2]/[.B82]" office:value-type="float" office:value="1347.36842105263" calcext:value-type="float">
            <text:p>1347,3684210526</text:p>
          </table:table-cell>
          <table:table-cell table:formula="of:=ROUND([.C82];0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3]/256 *[.A83]" office:value-type="float" office:value="12031.25" calcext:value-type="float">
            <text:p>12031,25</text:p>
          </table:table-cell>
          <table:table-cell table:formula="of:=[.$B$2]/[.B83]" office:value-type="float" office:value="1329.87012987013" calcext:value-type="float">
            <text:p>1329,8701298701</text:p>
          </table:table-cell>
          <table:table-cell table:formula="of:=ROUND([.C83];0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3]/256 *[.A84]" office:value-type="float" office:value="12187.5" calcext:value-type="float">
            <text:p>12187,5</text:p>
          </table:table-cell>
          <table:table-cell table:formula="of:=[.$B$2]/[.B84]" office:value-type="float" office:value="1312.82051282051" calcext:value-type="float">
            <text:p>1312,8205128205</text:p>
          </table:table-cell>
          <table:table-cell table:formula="of:=ROUND([.C84];0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3]/256 *[.A85]" office:value-type="float" office:value="12343.75" calcext:value-type="float">
            <text:p>12343,75</text:p>
          </table:table-cell>
          <table:table-cell table:formula="of:=[.$B$2]/[.B85]" office:value-type="float" office:value="1296.20253164557" calcext:value-type="float">
            <text:p>1296,2025316456</text:p>
          </table:table-cell>
          <table:table-cell table:formula="of:=ROUND([.C85];0)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3]/256 *[.A86]" office:value-type="float" office:value="12500" calcext:value-type="float">
            <text:p>12500</text:p>
          </table:table-cell>
          <table:table-cell table:formula="of:=[.$B$2]/[.B86]" office:value-type="float" office:value="1280" calcext:value-type="float">
            <text:p>1280</text:p>
          </table:table-cell>
          <table:table-cell table:formula="of:=ROUND([.C86];0)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3]/256 *[.A87]" office:value-type="float" office:value="12656.25" calcext:value-type="float">
            <text:p>12656,25</text:p>
          </table:table-cell>
          <table:table-cell table:formula="of:=[.$B$2]/[.B87]" office:value-type="float" office:value="1264.1975308642" calcext:value-type="float">
            <text:p>1264,1975308642</text:p>
          </table:table-cell>
          <table:table-cell table:formula="of:=ROUND([.C87];0)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3]/256 *[.A88]" office:value-type="float" office:value="12812.5" calcext:value-type="float">
            <text:p>12812,5</text:p>
          </table:table-cell>
          <table:table-cell table:formula="of:=[.$B$2]/[.B88]" office:value-type="float" office:value="1248.78048780488" calcext:value-type="float">
            <text:p>1248,7804878049</text:p>
          </table:table-cell>
          <table:table-cell table:formula="of:=ROUND([.C88];0)"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3]/256 *[.A89]" office:value-type="float" office:value="12968.75" calcext:value-type="float">
            <text:p>12968,75</text:p>
          </table:table-cell>
          <table:table-cell table:formula="of:=[.$B$2]/[.B89]" office:value-type="float" office:value="1233.73493975904" calcext:value-type="float">
            <text:p>1233,734939759</text:p>
          </table:table-cell>
          <table:table-cell table:formula="of:=ROUND([.C89];0)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3]/256 *[.A90]" office:value-type="float" office:value="13125" calcext:value-type="float">
            <text:p>13125</text:p>
          </table:table-cell>
          <table:table-cell table:formula="of:=[.$B$2]/[.B90]" office:value-type="float" office:value="1219.04761904762" calcext:value-type="float">
            <text:p>1219,0476190476</text:p>
          </table:table-cell>
          <table:table-cell table:formula="of:=ROUND([.C90];0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3]/256 *[.A91]" office:value-type="float" office:value="13281.25" calcext:value-type="float">
            <text:p>13281,25</text:p>
          </table:table-cell>
          <table:table-cell table:formula="of:=[.$B$2]/[.B91]" office:value-type="float" office:value="1204.70588235294" calcext:value-type="float">
            <text:p>1204,705882353</text:p>
          </table:table-cell>
          <table:table-cell table:formula="of:=ROUND([.C91];0)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3]/256 *[.A92]" office:value-type="float" office:value="13437.5" calcext:value-type="float">
            <text:p>13437,5</text:p>
          </table:table-cell>
          <table:table-cell table:formula="of:=[.$B$2]/[.B92]" office:value-type="float" office:value="1190.6976744186" calcext:value-type="float">
            <text:p>1190,6976744186</text:p>
          </table:table-cell>
          <table:table-cell table:formula="of:=ROUND([.C92];0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3]/256 *[.A93]" office:value-type="float" office:value="13593.75" calcext:value-type="float">
            <text:p>13593,75</text:p>
          </table:table-cell>
          <table:table-cell table:formula="of:=[.$B$2]/[.B93]" office:value-type="float" office:value="1177.01149425287" calcext:value-type="float">
            <text:p>1177,0114942529</text:p>
          </table:table-cell>
          <table:table-cell table:formula="of:=ROUND([.C93];0)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3]/256 *[.A94]" office:value-type="float" office:value="13750" calcext:value-type="float">
            <text:p>13750</text:p>
          </table:table-cell>
          <table:table-cell table:formula="of:=[.$B$2]/[.B94]" office:value-type="float" office:value="1163.63636363636" calcext:value-type="float">
            <text:p>1163,6363636364</text:p>
          </table:table-cell>
          <table:table-cell table:formula="of:=ROUND([.C94];0)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3]/256 *[.A95]" office:value-type="float" office:value="13906.25" calcext:value-type="float">
            <text:p>13906,25</text:p>
          </table:table-cell>
          <table:table-cell table:formula="of:=[.$B$2]/[.B95]" office:value-type="float" office:value="1150.56179775281" calcext:value-type="float">
            <text:p>1150,5617977528</text:p>
          </table:table-cell>
          <table:table-cell table:formula="of:=ROUND([.C95];0)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3]/256 *[.A96]" office:value-type="float" office:value="14062.5" calcext:value-type="float">
            <text:p>14062,5</text:p>
          </table:table-cell>
          <table:table-cell table:formula="of:=[.$B$2]/[.B96]" office:value-type="float" office:value="1137.77777777778" calcext:value-type="float">
            <text:p>1137,7777777778</text:p>
          </table:table-cell>
          <table:table-cell table:formula="of:=ROUND([.C96];0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3]/256 *[.A97]" office:value-type="float" office:value="14218.75" calcext:value-type="float">
            <text:p>14218,75</text:p>
          </table:table-cell>
          <table:table-cell table:formula="of:=[.$B$2]/[.B97]" office:value-type="float" office:value="1125.27472527473" calcext:value-type="float">
            <text:p>1125,2747252747</text:p>
          </table:table-cell>
          <table:table-cell table:formula="of:=ROUND([.C97];0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3]/256 *[.A98]" office:value-type="float" office:value="14375" calcext:value-type="float">
            <text:p>14375</text:p>
          </table:table-cell>
          <table:table-cell table:formula="of:=[.$B$2]/[.B98]" office:value-type="float" office:value="1113.04347826087" calcext:value-type="float">
            <text:p>1113,0434782609</text:p>
          </table:table-cell>
          <table:table-cell table:formula="of:=ROUND([.C98];0)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3]/256 *[.A99]" office:value-type="float" office:value="14531.25" calcext:value-type="float">
            <text:p>14531,25</text:p>
          </table:table-cell>
          <table:table-cell table:formula="of:=[.$B$2]/[.B99]" office:value-type="float" office:value="1101.0752688172" calcext:value-type="float">
            <text:p>1101,0752688172</text:p>
          </table:table-cell>
          <table:table-cell table:formula="of:=ROUND([.C99];0)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3]/256 *[.A100]" office:value-type="float" office:value="14687.5" calcext:value-type="float">
            <text:p>14687,5</text:p>
          </table:table-cell>
          <table:table-cell table:formula="of:=[.$B$2]/[.B100]" office:value-type="float" office:value="1089.36170212766" calcext:value-type="float">
            <text:p>1089,3617021277</text:p>
          </table:table-cell>
          <table:table-cell table:formula="of:=ROUND([.C100];0)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3]/256 *[.A101]" office:value-type="float" office:value="14843.75" calcext:value-type="float">
            <text:p>14843,75</text:p>
          </table:table-cell>
          <table:table-cell table:formula="of:=[.$B$2]/[.B101]" office:value-type="float" office:value="1077.89473684211" calcext:value-type="float">
            <text:p>1077,8947368421</text:p>
          </table:table-cell>
          <table:table-cell table:formula="of:=ROUND([.C101];0)"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3]/256 *[.A102]" office:value-type="float" office:value="15000" calcext:value-type="float">
            <text:p>15000</text:p>
          </table:table-cell>
          <table:table-cell table:formula="of:=[.$B$2]/[.B102]" office:value-type="float" office:value="1066.66666666667" calcext:value-type="float">
            <text:p>1066,6666666667</text:p>
          </table:table-cell>
          <table:table-cell table:formula="of:=ROUND([.C102];0)"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3]/256 *[.A103]" office:value-type="float" office:value="15156.25" calcext:value-type="float">
            <text:p>15156,25</text:p>
          </table:table-cell>
          <table:table-cell table:formula="of:=[.$B$2]/[.B103]" office:value-type="float" office:value="1055.67010309278" calcext:value-type="float">
            <text:p>1055,6701030928</text:p>
          </table:table-cell>
          <table:table-cell table:formula="of:=ROUND([.C103];0)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3]/256 *[.A104]" office:value-type="float" office:value="15312.5" calcext:value-type="float">
            <text:p>15312,5</text:p>
          </table:table-cell>
          <table:table-cell table:formula="of:=[.$B$2]/[.B104]" office:value-type="float" office:value="1044.89795918367" calcext:value-type="float">
            <text:p>1044,8979591837</text:p>
          </table:table-cell>
          <table:table-cell table:formula="of:=ROUND([.C104];0)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3]/256 *[.A105]" office:value-type="float" office:value="15468.75" calcext:value-type="float">
            <text:p>15468,75</text:p>
          </table:table-cell>
          <table:table-cell table:formula="of:=[.$B$2]/[.B105]" office:value-type="float" office:value="1034.34343434343" calcext:value-type="float">
            <text:p>1034,3434343434</text:p>
          </table:table-cell>
          <table:table-cell table:formula="of:=ROUND([.C105];0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3]/256 *[.A106]" office:value-type="float" office:value="15625" calcext:value-type="float">
            <text:p>15625</text:p>
          </table:table-cell>
          <table:table-cell table:formula="of:=[.$B$2]/[.B106]" office:value-type="float" office:value="1024" calcext:value-type="float">
            <text:p>1024</text:p>
          </table:table-cell>
          <table:table-cell table:formula="of:=ROUND([.C106];0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3]/256 *[.A107]" office:value-type="float" office:value="15781.25" calcext:value-type="float">
            <text:p>15781,25</text:p>
          </table:table-cell>
          <table:table-cell table:formula="of:=[.$B$2]/[.B107]" office:value-type="float" office:value="1013.86138613861" calcext:value-type="float">
            <text:p>1013,8613861386</text:p>
          </table:table-cell>
          <table:table-cell table:formula="of:=ROUND([.C107];0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3]/256 *[.A108]" office:value-type="float" office:value="15937.5" calcext:value-type="float">
            <text:p>15937,5</text:p>
          </table:table-cell>
          <table:table-cell table:formula="of:=[.$B$2]/[.B108]" office:value-type="float" office:value="1003.92156862745" calcext:value-type="float">
            <text:p>1003,9215686275</text:p>
          </table:table-cell>
          <table:table-cell table:formula="of:=ROUND([.C108];0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3]/256 *[.A109]" office:value-type="float" office:value="16093.75" calcext:value-type="float">
            <text:p>16093,75</text:p>
          </table:table-cell>
          <table:table-cell table:formula="of:=[.$B$2]/[.B109]" office:value-type="float" office:value="994.174757281554" calcext:value-type="float">
            <text:p>994,1747572816</text:p>
          </table:table-cell>
          <table:table-cell table:formula="of:=ROUND([.C109];0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3]/256 *[.A110]" office:value-type="float" office:value="16250" calcext:value-type="float">
            <text:p>16250</text:p>
          </table:table-cell>
          <table:table-cell table:formula="of:=[.$B$2]/[.B110]" office:value-type="float" office:value="984.615384615385" calcext:value-type="float">
            <text:p>984,6153846154</text:p>
          </table:table-cell>
          <table:table-cell table:formula="of:=ROUND([.C110];0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3]/256 *[.A111]" office:value-type="float" office:value="16406.25" calcext:value-type="float">
            <text:p>16406,25</text:p>
          </table:table-cell>
          <table:table-cell table:formula="of:=[.$B$2]/[.B111]" office:value-type="float" office:value="975.238095238095" calcext:value-type="float">
            <text:p>975,2380952381</text:p>
          </table:table-cell>
          <table:table-cell table:formula="of:=ROUND([.C111];0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3]/256 *[.A112]" office:value-type="float" office:value="16562.5" calcext:value-type="float">
            <text:p>16562,5</text:p>
          </table:table-cell>
          <table:table-cell table:formula="of:=[.$B$2]/[.B112]" office:value-type="float" office:value="966.037735849057" calcext:value-type="float">
            <text:p>966,0377358491</text:p>
          </table:table-cell>
          <table:table-cell table:formula="of:=ROUND([.C112];0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3]/256 *[.A113]" office:value-type="float" office:value="16718.75" calcext:value-type="float">
            <text:p>16718,75</text:p>
          </table:table-cell>
          <table:table-cell table:formula="of:=[.$B$2]/[.B113]" office:value-type="float" office:value="957.009345794392" calcext:value-type="float">
            <text:p>957,0093457944</text:p>
          </table:table-cell>
          <table:table-cell table:formula="of:=ROUND([.C113];0)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3]/256 *[.A114]" office:value-type="float" office:value="16875" calcext:value-type="float">
            <text:p>16875</text:p>
          </table:table-cell>
          <table:table-cell table:formula="of:=[.$B$2]/[.B114]" office:value-type="float" office:value="948.148148148148" calcext:value-type="float">
            <text:p>948,1481481481</text:p>
          </table:table-cell>
          <table:table-cell table:formula="of:=ROUND([.C114];0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3]/256 *[.A115]" office:value-type="float" office:value="17031.25" calcext:value-type="float">
            <text:p>17031,25</text:p>
          </table:table-cell>
          <table:table-cell table:formula="of:=[.$B$2]/[.B115]" office:value-type="float" office:value="939.449541284404" calcext:value-type="float">
            <text:p>939,4495412844</text:p>
          </table:table-cell>
          <table:table-cell table:formula="of:=ROUND([.C115];0)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3]/256 *[.A116]" office:value-type="float" office:value="17187.5" calcext:value-type="float">
            <text:p>17187,5</text:p>
          </table:table-cell>
          <table:table-cell table:formula="of:=[.$B$2]/[.B116]" office:value-type="float" office:value="930.909090909091" calcext:value-type="float">
            <text:p>930,9090909091</text:p>
          </table:table-cell>
          <table:table-cell table:formula="of:=ROUND([.C116];0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3]/256 *[.A117]" office:value-type="float" office:value="17343.75" calcext:value-type="float">
            <text:p>17343,75</text:p>
          </table:table-cell>
          <table:table-cell table:formula="of:=[.$B$2]/[.B117]" office:value-type="float" office:value="922.522522522523" calcext:value-type="float">
            <text:p>922,5225225225</text:p>
          </table:table-cell>
          <table:table-cell table:formula="of:=ROUND([.C117];0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3]/256 *[.A118]" office:value-type="float" office:value="17500" calcext:value-type="float">
            <text:p>17500</text:p>
          </table:table-cell>
          <table:table-cell table:formula="of:=[.$B$2]/[.B118]" office:value-type="float" office:value="914.285714285714" calcext:value-type="float">
            <text:p>914,2857142857</text:p>
          </table:table-cell>
          <table:table-cell table:formula="of:=ROUND([.C118];0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3]/256 *[.A119]" office:value-type="float" office:value="17656.25" calcext:value-type="float">
            <text:p>17656,25</text:p>
          </table:table-cell>
          <table:table-cell table:formula="of:=[.$B$2]/[.B119]" office:value-type="float" office:value="906.194690265487" calcext:value-type="float">
            <text:p>906,1946902655</text:p>
          </table:table-cell>
          <table:table-cell table:formula="of:=ROUND([.C119];0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3]/256 *[.A120]" office:value-type="float" office:value="17812.5" calcext:value-type="float">
            <text:p>17812,5</text:p>
          </table:table-cell>
          <table:table-cell table:formula="of:=[.$B$2]/[.B120]" office:value-type="float" office:value="898.245614035088" calcext:value-type="float">
            <text:p>898,2456140351</text:p>
          </table:table-cell>
          <table:table-cell table:formula="of:=ROUND([.C120];0)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3]/256 *[.A121]" office:value-type="float" office:value="17968.75" calcext:value-type="float">
            <text:p>17968,75</text:p>
          </table:table-cell>
          <table:table-cell table:formula="of:=[.$B$2]/[.B121]" office:value-type="float" office:value="890.434782608696" calcext:value-type="float">
            <text:p>890,4347826087</text:p>
          </table:table-cell>
          <table:table-cell table:formula="of:=ROUND([.C121];0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3]/256 *[.A122]" office:value-type="float" office:value="18125" calcext:value-type="float">
            <text:p>18125</text:p>
          </table:table-cell>
          <table:table-cell table:formula="of:=[.$B$2]/[.B122]" office:value-type="float" office:value="882.758620689655" calcext:value-type="float">
            <text:p>882,7586206897</text:p>
          </table:table-cell>
          <table:table-cell table:formula="of:=ROUND([.C122];0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3]/256 *[.A123]" office:value-type="float" office:value="18281.25" calcext:value-type="float">
            <text:p>18281,25</text:p>
          </table:table-cell>
          <table:table-cell table:formula="of:=[.$B$2]/[.B123]" office:value-type="float" office:value="875.213675213675" calcext:value-type="float">
            <text:p>875,2136752137</text:p>
          </table:table-cell>
          <table:table-cell table:formula="of:=ROUND([.C123];0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3]/256 *[.A124]" office:value-type="float" office:value="18437.5" calcext:value-type="float">
            <text:p>18437,5</text:p>
          </table:table-cell>
          <table:table-cell table:formula="of:=[.$B$2]/[.B124]" office:value-type="float" office:value="867.796610169492" calcext:value-type="float">
            <text:p>867,7966101695</text:p>
          </table:table-cell>
          <table:table-cell table:formula="of:=ROUND([.C124];0)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3]/256 *[.A125]" office:value-type="float" office:value="18593.75" calcext:value-type="float">
            <text:p>18593,75</text:p>
          </table:table-cell>
          <table:table-cell table:formula="of:=[.$B$2]/[.B125]" office:value-type="float" office:value="860.504201680672" calcext:value-type="float">
            <text:p>860,5042016807</text:p>
          </table:table-cell>
          <table:table-cell table:formula="of:=ROUND([.C125];0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3]/256 *[.A126]" office:value-type="float" office:value="18750" calcext:value-type="float">
            <text:p>18750</text:p>
          </table:table-cell>
          <table:table-cell table:formula="of:=[.$B$2]/[.B126]" office:value-type="float" office:value="853.333333333333" calcext:value-type="float">
            <text:p>853,3333333333</text:p>
          </table:table-cell>
          <table:table-cell table:formula="of:=ROUND([.C126];0)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3]/256 *[.A127]" office:value-type="float" office:value="18906.25" calcext:value-type="float">
            <text:p>18906,25</text:p>
          </table:table-cell>
          <table:table-cell table:formula="of:=[.$B$2]/[.B127]" office:value-type="float" office:value="846.280991735537" calcext:value-type="float">
            <text:p>846,2809917355</text:p>
          </table:table-cell>
          <table:table-cell table:formula="of:=ROUND([.C127];0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3]/256 *[.A128]" office:value-type="float" office:value="19062.5" calcext:value-type="float">
            <text:p>19062,5</text:p>
          </table:table-cell>
          <table:table-cell table:formula="of:=[.$B$2]/[.B128]" office:value-type="float" office:value="839.344262295082" calcext:value-type="float">
            <text:p>839,3442622951</text:p>
          </table:table-cell>
          <table:table-cell table:formula="of:=ROUND([.C128];0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3]/256 *[.A129]" office:value-type="float" office:value="19218.75" calcext:value-type="float">
            <text:p>19218,75</text:p>
          </table:table-cell>
          <table:table-cell table:formula="of:=[.$B$2]/[.B129]" office:value-type="float" office:value="832.520325203252" calcext:value-type="float">
            <text:p>832,5203252033</text:p>
          </table:table-cell>
          <table:table-cell table:formula="of:=ROUND([.C129];0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3]/256 *[.A130]" office:value-type="float" office:value="19375" calcext:value-type="float">
            <text:p>19375</text:p>
          </table:table-cell>
          <table:table-cell table:formula="of:=[.$B$2]/[.B130]" office:value-type="float" office:value="825.806451612903" calcext:value-type="float">
            <text:p>825,8064516129</text:p>
          </table:table-cell>
          <table:table-cell table:formula="of:=ROUND([.C130];0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3]/256 *[.A131]" office:value-type="float" office:value="19531.25" calcext:value-type="float">
            <text:p>19531,25</text:p>
          </table:table-cell>
          <table:table-cell table:formula="of:=[.$B$2]/[.B131]" office:value-type="float" office:value="819.2" calcext:value-type="float">
            <text:p>819,2</text:p>
          </table:table-cell>
          <table:table-cell table:formula="of:=ROUND([.C131];0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3]/256 *[.A132]" office:value-type="float" office:value="19687.5" calcext:value-type="float">
            <text:p>19687,5</text:p>
          </table:table-cell>
          <table:table-cell table:formula="of:=[.$B$2]/[.B132]" office:value-type="float" office:value="812.698412698413" calcext:value-type="float">
            <text:p>812,6984126984</text:p>
          </table:table-cell>
          <table:table-cell table:formula="of:=ROUND([.C132];0)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3]/256 *[.A133]" office:value-type="float" office:value="19843.75" calcext:value-type="float">
            <text:p>19843,75</text:p>
          </table:table-cell>
          <table:table-cell table:formula="of:=[.$B$2]/[.B133]" office:value-type="float" office:value="806.299212598425" calcext:value-type="float">
            <text:p>806,2992125984</text:p>
          </table:table-cell>
          <table:table-cell table:formula="of:=ROUND([.C133];0)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3]/256 *[.A134]" office:value-type="float" office:value="20000" calcext:value-type="float">
            <text:p>20000</text:p>
          </table:table-cell>
          <table:table-cell table:formula="of:=[.$B$2]/[.B134]" office:value-type="float" office:value="800" calcext:value-type="float">
            <text:p>800</text:p>
          </table:table-cell>
          <table:table-cell table:formula="of:=ROUND([.C134];0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3]/256 *[.A135]" office:value-type="float" office:value="20156.25" calcext:value-type="float">
            <text:p>20156,25</text:p>
          </table:table-cell>
          <table:table-cell table:formula="of:=[.$B$2]/[.B135]" office:value-type="float" office:value="793.798449612403" calcext:value-type="float">
            <text:p>793,7984496124</text:p>
          </table:table-cell>
          <table:table-cell table:formula="of:=ROUND([.C135];0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3]/256 *[.A136]" office:value-type="float" office:value="20312.5" calcext:value-type="float">
            <text:p>20312,5</text:p>
          </table:table-cell>
          <table:table-cell table:formula="of:=[.$B$2]/[.B136]" office:value-type="float" office:value="787.692307692308" calcext:value-type="float">
            <text:p>787,6923076923</text:p>
          </table:table-cell>
          <table:table-cell table:formula="of:=ROUND([.C136];0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3]/256 *[.A137]" office:value-type="float" office:value="20468.75" calcext:value-type="float">
            <text:p>20468,75</text:p>
          </table:table-cell>
          <table:table-cell table:formula="of:=[.$B$2]/[.B137]" office:value-type="float" office:value="781.679389312977" calcext:value-type="float">
            <text:p>781,679389313</text:p>
          </table:table-cell>
          <table:table-cell table:formula="of:=ROUND([.C137];0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3]/256 *[.A138]" office:value-type="float" office:value="20625" calcext:value-type="float">
            <text:p>20625</text:p>
          </table:table-cell>
          <table:table-cell table:formula="of:=[.$B$2]/[.B138]" office:value-type="float" office:value="775.757575757576" calcext:value-type="float">
            <text:p>775,7575757576</text:p>
          </table:table-cell>
          <table:table-cell table:formula="of:=ROUND([.C138];0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3]/256 *[.A139]" office:value-type="float" office:value="20781.25" calcext:value-type="float">
            <text:p>20781,25</text:p>
          </table:table-cell>
          <table:table-cell table:formula="of:=[.$B$2]/[.B139]" office:value-type="float" office:value="769.924812030075" calcext:value-type="float">
            <text:p>769,9248120301</text:p>
          </table:table-cell>
          <table:table-cell table:formula="of:=ROUND([.C139];0)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3]/256 *[.A140]" office:value-type="float" office:value="20937.5" calcext:value-type="float">
            <text:p>20937,5</text:p>
          </table:table-cell>
          <table:table-cell table:formula="of:=[.$B$2]/[.B140]" office:value-type="float" office:value="764.179104477612" calcext:value-type="float">
            <text:p>764,1791044776</text:p>
          </table:table-cell>
          <table:table-cell table:formula="of:=ROUND([.C140];0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3]/256 *[.A141]" office:value-type="float" office:value="21093.75" calcext:value-type="float">
            <text:p>21093,75</text:p>
          </table:table-cell>
          <table:table-cell table:formula="of:=[.$B$2]/[.B141]" office:value-type="float" office:value="758.518518518518" calcext:value-type="float">
            <text:p>758,5185185185</text:p>
          </table:table-cell>
          <table:table-cell table:formula="of:=ROUND([.C141];0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3]/256 *[.A142]" office:value-type="float" office:value="21250" calcext:value-type="float">
            <text:p>21250</text:p>
          </table:table-cell>
          <table:table-cell table:formula="of:=[.$B$2]/[.B142]" office:value-type="float" office:value="752.941176470588" calcext:value-type="float">
            <text:p>752,9411764706</text:p>
          </table:table-cell>
          <table:table-cell table:formula="of:=ROUND([.C142];0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3]/256 *[.A143]" office:value-type="float" office:value="21406.25" calcext:value-type="float">
            <text:p>21406,25</text:p>
          </table:table-cell>
          <table:table-cell table:formula="of:=[.$B$2]/[.B143]" office:value-type="float" office:value="747.445255474453" calcext:value-type="float">
            <text:p>747,4452554745</text:p>
          </table:table-cell>
          <table:table-cell table:formula="of:=ROUND([.C143];0)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3]/256 *[.A144]" office:value-type="float" office:value="21562.5" calcext:value-type="float">
            <text:p>21562,5</text:p>
          </table:table-cell>
          <table:table-cell table:formula="of:=[.$B$2]/[.B144]" office:value-type="float" office:value="742.028985507246" calcext:value-type="float">
            <text:p>742,0289855072</text:p>
          </table:table-cell>
          <table:table-cell table:formula="of:=ROUND([.C144];0)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3]/256 *[.A145]" office:value-type="float" office:value="21718.75" calcext:value-type="float">
            <text:p>21718,75</text:p>
          </table:table-cell>
          <table:table-cell table:formula="of:=[.$B$2]/[.B145]" office:value-type="float" office:value="736.690647482014" calcext:value-type="float">
            <text:p>736,690647482</text:p>
          </table:table-cell>
          <table:table-cell table:formula="of:=ROUND([.C145];0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3]/256 *[.A146]" office:value-type="float" office:value="21875" calcext:value-type="float">
            <text:p>21875</text:p>
          </table:table-cell>
          <table:table-cell table:formula="of:=[.$B$2]/[.B146]" office:value-type="float" office:value="731.428571428571" calcext:value-type="float">
            <text:p>731,4285714286</text:p>
          </table:table-cell>
          <table:table-cell table:formula="of:=ROUND([.C146];0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3]/256 *[.A147]" office:value-type="float" office:value="22031.25" calcext:value-type="float">
            <text:p>22031,25</text:p>
          </table:table-cell>
          <table:table-cell table:formula="of:=[.$B$2]/[.B147]" office:value-type="float" office:value="726.241134751773" calcext:value-type="float">
            <text:p>726,2411347518</text:p>
          </table:table-cell>
          <table:table-cell table:formula="of:=ROUND([.C147];0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3]/256 *[.A148]" office:value-type="float" office:value="22187.5" calcext:value-type="float">
            <text:p>22187,5</text:p>
          </table:table-cell>
          <table:table-cell table:formula="of:=[.$B$2]/[.B148]" office:value-type="float" office:value="721.12676056338" calcext:value-type="float">
            <text:p>721,1267605634</text:p>
          </table:table-cell>
          <table:table-cell table:formula="of:=ROUND([.C148];0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3]/256 *[.A149]" office:value-type="float" office:value="22343.75" calcext:value-type="float">
            <text:p>22343,75</text:p>
          </table:table-cell>
          <table:table-cell table:formula="of:=[.$B$2]/[.B149]" office:value-type="float" office:value="716.083916083916" calcext:value-type="float">
            <text:p>716,0839160839</text:p>
          </table:table-cell>
          <table:table-cell table:formula="of:=ROUND([.C149];0)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3]/256 *[.A150]" office:value-type="float" office:value="22500" calcext:value-type="float">
            <text:p>22500</text:p>
          </table:table-cell>
          <table:table-cell table:formula="of:=[.$B$2]/[.B150]" office:value-type="float" office:value="711.111111111111" calcext:value-type="float">
            <text:p>711,1111111111</text:p>
          </table:table-cell>
          <table:table-cell table:formula="of:=ROUND([.C150];0)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3]/256 *[.A151]" office:value-type="float" office:value="22656.25" calcext:value-type="float">
            <text:p>22656,25</text:p>
          </table:table-cell>
          <table:table-cell table:formula="of:=[.$B$2]/[.B151]" office:value-type="float" office:value="706.206896551724" calcext:value-type="float">
            <text:p>706,2068965517</text:p>
          </table:table-cell>
          <table:table-cell table:formula="of:=ROUND([.C151];0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3]/256 *[.A152]" office:value-type="float" office:value="22812.5" calcext:value-type="float">
            <text:p>22812,5</text:p>
          </table:table-cell>
          <table:table-cell table:formula="of:=[.$B$2]/[.B152]" office:value-type="float" office:value="701.369863013699" calcext:value-type="float">
            <text:p>701,3698630137</text:p>
          </table:table-cell>
          <table:table-cell table:formula="of:=ROUND([.C152];0)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3]/256 *[.A153]" office:value-type="float" office:value="22968.75" calcext:value-type="float">
            <text:p>22968,75</text:p>
          </table:table-cell>
          <table:table-cell table:formula="of:=[.$B$2]/[.B153]" office:value-type="float" office:value="696.598639455782" calcext:value-type="float">
            <text:p>696,5986394558</text:p>
          </table:table-cell>
          <table:table-cell table:formula="of:=ROUND([.C153];0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3]/256 *[.A154]" office:value-type="float" office:value="23125" calcext:value-type="float">
            <text:p>23125</text:p>
          </table:table-cell>
          <table:table-cell table:formula="of:=[.$B$2]/[.B154]" office:value-type="float" office:value="691.891891891892" calcext:value-type="float">
            <text:p>691,8918918919</text:p>
          </table:table-cell>
          <table:table-cell table:formula="of:=ROUND([.C154];0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3]/256 *[.A155]" office:value-type="float" office:value="23281.25" calcext:value-type="float">
            <text:p>23281,25</text:p>
          </table:table-cell>
          <table:table-cell table:formula="of:=[.$B$2]/[.B155]" office:value-type="float" office:value="687.248322147651" calcext:value-type="float">
            <text:p>687,2483221477</text:p>
          </table:table-cell>
          <table:table-cell table:formula="of:=ROUND([.C155];0)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3]/256 *[.A156]" office:value-type="float" office:value="23437.5" calcext:value-type="float">
            <text:p>23437,5</text:p>
          </table:table-cell>
          <table:table-cell table:formula="of:=[.$B$2]/[.B156]" office:value-type="float" office:value="682.666666666667" calcext:value-type="float">
            <text:p>682,6666666667</text:p>
          </table:table-cell>
          <table:table-cell table:formula="of:=ROUND([.C156];0)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3]/256 *[.A157]" office:value-type="float" office:value="23593.75" calcext:value-type="float">
            <text:p>23593,75</text:p>
          </table:table-cell>
          <table:table-cell table:formula="of:=[.$B$2]/[.B157]" office:value-type="float" office:value="678.145695364239" calcext:value-type="float">
            <text:p>678,1456953642</text:p>
          </table:table-cell>
          <table:table-cell table:formula="of:=ROUND([.C157];0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3]/256 *[.A158]" office:value-type="float" office:value="23750" calcext:value-type="float">
            <text:p>23750</text:p>
          </table:table-cell>
          <table:table-cell table:formula="of:=[.$B$2]/[.B158]" office:value-type="float" office:value="673.684210526316" calcext:value-type="float">
            <text:p>673,6842105263</text:p>
          </table:table-cell>
          <table:table-cell table:formula="of:=ROUND([.C158];0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3]/256 *[.A159]" office:value-type="float" office:value="23906.25" calcext:value-type="float">
            <text:p>23906,25</text:p>
          </table:table-cell>
          <table:table-cell table:formula="of:=[.$B$2]/[.B159]" office:value-type="float" office:value="669.281045751634" calcext:value-type="float">
            <text:p>669,2810457516</text:p>
          </table:table-cell>
          <table:table-cell table:formula="of:=ROUND([.C159];0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3]/256 *[.A160]" office:value-type="float" office:value="24062.5" calcext:value-type="float">
            <text:p>24062,5</text:p>
          </table:table-cell>
          <table:table-cell table:formula="of:=[.$B$2]/[.B160]" office:value-type="float" office:value="664.935064935065" calcext:value-type="float">
            <text:p>664,9350649351</text:p>
          </table:table-cell>
          <table:table-cell table:formula="of:=ROUND([.C160];0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3]/256 *[.A161]" office:value-type="float" office:value="24218.75" calcext:value-type="float">
            <text:p>24218,75</text:p>
          </table:table-cell>
          <table:table-cell table:formula="of:=[.$B$2]/[.B161]" office:value-type="float" office:value="660.645161290323" calcext:value-type="float">
            <text:p>660,6451612903</text:p>
          </table:table-cell>
          <table:table-cell table:formula="of:=ROUND([.C161];0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3]/256 *[.A162]" office:value-type="float" office:value="24375" calcext:value-type="float">
            <text:p>24375</text:p>
          </table:table-cell>
          <table:table-cell table:formula="of:=[.$B$2]/[.B162]" office:value-type="float" office:value="656.410256410257" calcext:value-type="float">
            <text:p>656,4102564103</text:p>
          </table:table-cell>
          <table:table-cell table:formula="of:=ROUND([.C162];0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3]/256 *[.A163]" office:value-type="float" office:value="24531.25" calcext:value-type="float">
            <text:p>24531,25</text:p>
          </table:table-cell>
          <table:table-cell table:formula="of:=[.$B$2]/[.B163]" office:value-type="float" office:value="652.229299363057" calcext:value-type="float">
            <text:p>652,2292993631</text:p>
          </table:table-cell>
          <table:table-cell table:formula="of:=ROUND([.C163];0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3]/256 *[.A164]" office:value-type="float" office:value="24687.5" calcext:value-type="float">
            <text:p>24687,5</text:p>
          </table:table-cell>
          <table:table-cell table:formula="of:=[.$B$2]/[.B164]" office:value-type="float" office:value="648.101265822785" calcext:value-type="float">
            <text:p>648,1012658228</text:p>
          </table:table-cell>
          <table:table-cell table:formula="of:=ROUND([.C164];0)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3]/256 *[.A165]" office:value-type="float" office:value="24843.75" calcext:value-type="float">
            <text:p>24843,75</text:p>
          </table:table-cell>
          <table:table-cell table:formula="of:=[.$B$2]/[.B165]" office:value-type="float" office:value="644.025157232704" calcext:value-type="float">
            <text:p>644,0251572327</text:p>
          </table:table-cell>
          <table:table-cell table:formula="of:=ROUND([.C165];0)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3]/256 *[.A166]" office:value-type="float" office:value="25000" calcext:value-type="float">
            <text:p>25000</text:p>
          </table:table-cell>
          <table:table-cell table:formula="of:=[.$B$2]/[.B166]" office:value-type="float" office:value="640" calcext:value-type="float">
            <text:p>640</text:p>
          </table:table-cell>
          <table:table-cell table:formula="of:=ROUND([.C166];0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3]/256 *[.A167]" office:value-type="float" office:value="25156.25" calcext:value-type="float">
            <text:p>25156,25</text:p>
          </table:table-cell>
          <table:table-cell table:formula="of:=[.$B$2]/[.B167]" office:value-type="float" office:value="636.024844720497" calcext:value-type="float">
            <text:p>636,0248447205</text:p>
          </table:table-cell>
          <table:table-cell table:formula="of:=ROUND([.C167];0)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3]/256 *[.A168]" office:value-type="float" office:value="25312.5" calcext:value-type="float">
            <text:p>25312,5</text:p>
          </table:table-cell>
          <table:table-cell table:formula="of:=[.$B$2]/[.B168]" office:value-type="float" office:value="632.098765432099" calcext:value-type="float">
            <text:p>632,0987654321</text:p>
          </table:table-cell>
          <table:table-cell table:formula="of:=ROUND([.C168];0)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3]/256 *[.A169]" office:value-type="float" office:value="25468.75" calcext:value-type="float">
            <text:p>25468,75</text:p>
          </table:table-cell>
          <table:table-cell table:formula="of:=[.$B$2]/[.B169]" office:value-type="float" office:value="628.220858895706" calcext:value-type="float">
            <text:p>628,2208588957</text:p>
          </table:table-cell>
          <table:table-cell table:formula="of:=ROUND([.C169];0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3]/256 *[.A170]" office:value-type="float" office:value="25625" calcext:value-type="float">
            <text:p>25625</text:p>
          </table:table-cell>
          <table:table-cell table:formula="of:=[.$B$2]/[.B170]" office:value-type="float" office:value="624.390243902439" calcext:value-type="float">
            <text:p>624,3902439024</text:p>
          </table:table-cell>
          <table:table-cell table:formula="of:=ROUND([.C170];0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3]/256 *[.A171]" office:value-type="float" office:value="25781.25" calcext:value-type="float">
            <text:p>25781,25</text:p>
          </table:table-cell>
          <table:table-cell table:formula="of:=[.$B$2]/[.B171]" office:value-type="float" office:value="620.606060606061" calcext:value-type="float">
            <text:p>620,6060606061</text:p>
          </table:table-cell>
          <table:table-cell table:formula="of:=ROUND([.C171];0)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3]/256 *[.A172]" office:value-type="float" office:value="25937.5" calcext:value-type="float">
            <text:p>25937,5</text:p>
          </table:table-cell>
          <table:table-cell table:formula="of:=[.$B$2]/[.B172]" office:value-type="float" office:value="616.867469879518" calcext:value-type="float">
            <text:p>616,8674698795</text:p>
          </table:table-cell>
          <table:table-cell table:formula="of:=ROUND([.C172];0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3]/256 *[.A173]" office:value-type="float" office:value="26093.75" calcext:value-type="float">
            <text:p>26093,75</text:p>
          </table:table-cell>
          <table:table-cell table:formula="of:=[.$B$2]/[.B173]" office:value-type="float" office:value="613.173652694611" calcext:value-type="float">
            <text:p>613,1736526946</text:p>
          </table:table-cell>
          <table:table-cell table:formula="of:=ROUND([.C173];0)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3]/256 *[.A174]" office:value-type="float" office:value="26250" calcext:value-type="float">
            <text:p>26250</text:p>
          </table:table-cell>
          <table:table-cell table:formula="of:=[.$B$2]/[.B174]" office:value-type="float" office:value="609.52380952381" calcext:value-type="float">
            <text:p>609,5238095238</text:p>
          </table:table-cell>
          <table:table-cell table:formula="of:=ROUND([.C174];0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3]/256 *[.A175]" office:value-type="float" office:value="26406.25" calcext:value-type="float">
            <text:p>26406,25</text:p>
          </table:table-cell>
          <table:table-cell table:formula="of:=[.$B$2]/[.B175]" office:value-type="float" office:value="605.917159763314" calcext:value-type="float">
            <text:p>605,9171597633</text:p>
          </table:table-cell>
          <table:table-cell table:formula="of:=ROUND([.C175];0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3]/256 *[.A176]" office:value-type="float" office:value="26562.5" calcext:value-type="float">
            <text:p>26562,5</text:p>
          </table:table-cell>
          <table:table-cell table:formula="of:=[.$B$2]/[.B176]" office:value-type="float" office:value="602.352941176471" calcext:value-type="float">
            <text:p>602,3529411765</text:p>
          </table:table-cell>
          <table:table-cell table:formula="of:=ROUND([.C176];0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3]/256 *[.A177]" office:value-type="float" office:value="26718.75" calcext:value-type="float">
            <text:p>26718,75</text:p>
          </table:table-cell>
          <table:table-cell table:formula="of:=[.$B$2]/[.B177]" office:value-type="float" office:value="598.830409356725" calcext:value-type="float">
            <text:p>598,8304093567</text:p>
          </table:table-cell>
          <table:table-cell table:formula="of:=ROUND([.C177];0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3]/256 *[.A178]" office:value-type="float" office:value="26875" calcext:value-type="float">
            <text:p>26875</text:p>
          </table:table-cell>
          <table:table-cell table:formula="of:=[.$B$2]/[.B178]" office:value-type="float" office:value="595.348837209302" calcext:value-type="float">
            <text:p>595,3488372093</text:p>
          </table:table-cell>
          <table:table-cell table:formula="of:=ROUND([.C178];0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3]/256 *[.A179]" office:value-type="float" office:value="27031.25" calcext:value-type="float">
            <text:p>27031,25</text:p>
          </table:table-cell>
          <table:table-cell table:formula="of:=[.$B$2]/[.B179]" office:value-type="float" office:value="591.907514450867" calcext:value-type="float">
            <text:p>591,9075144509</text:p>
          </table:table-cell>
          <table:table-cell table:formula="of:=ROUND([.C179];0)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3]/256 *[.A180]" office:value-type="float" office:value="27187.5" calcext:value-type="float">
            <text:p>27187,5</text:p>
          </table:table-cell>
          <table:table-cell table:formula="of:=[.$B$2]/[.B180]" office:value-type="float" office:value="588.505747126437" calcext:value-type="float">
            <text:p>588,5057471264</text:p>
          </table:table-cell>
          <table:table-cell table:formula="of:=ROUND([.C180];0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3]/256 *[.A181]" office:value-type="float" office:value="27343.75" calcext:value-type="float">
            <text:p>27343,75</text:p>
          </table:table-cell>
          <table:table-cell table:formula="of:=[.$B$2]/[.B181]" office:value-type="float" office:value="585.142857142857" calcext:value-type="float">
            <text:p>585,1428571429</text:p>
          </table:table-cell>
          <table:table-cell table:formula="of:=ROUND([.C181];0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3]/256 *[.A182]" office:value-type="float" office:value="27500" calcext:value-type="float">
            <text:p>27500</text:p>
          </table:table-cell>
          <table:table-cell table:formula="of:=[.$B$2]/[.B182]" office:value-type="float" office:value="581.818181818182" calcext:value-type="float">
            <text:p>581,8181818182</text:p>
          </table:table-cell>
          <table:table-cell table:formula="of:=ROUND([.C182];0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3]/256 *[.A183]" office:value-type="float" office:value="27656.25" calcext:value-type="float">
            <text:p>27656,25</text:p>
          </table:table-cell>
          <table:table-cell table:formula="of:=[.$B$2]/[.B183]" office:value-type="float" office:value="578.531073446328" calcext:value-type="float">
            <text:p>578,5310734463</text:p>
          </table:table-cell>
          <table:table-cell table:formula="of:=ROUND([.C183];0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3]/256 *[.A184]" office:value-type="float" office:value="27812.5" calcext:value-type="float">
            <text:p>27812,5</text:p>
          </table:table-cell>
          <table:table-cell table:formula="of:=[.$B$2]/[.B184]" office:value-type="float" office:value="575.280898876405" calcext:value-type="float">
            <text:p>575,2808988764</text:p>
          </table:table-cell>
          <table:table-cell table:formula="of:=ROUND([.C184];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3]/256 *[.A185]" office:value-type="float" office:value="27968.75" calcext:value-type="float">
            <text:p>27968,75</text:p>
          </table:table-cell>
          <table:table-cell table:formula="of:=[.$B$2]/[.B185]" office:value-type="float" office:value="572.067039106145" calcext:value-type="float">
            <text:p>572,0670391061</text:p>
          </table:table-cell>
          <table:table-cell table:formula="of:=ROUND([.C185];0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3]/256 *[.A186]" office:value-type="float" office:value="28125" calcext:value-type="float">
            <text:p>28125</text:p>
          </table:table-cell>
          <table:table-cell table:formula="of:=[.$B$2]/[.B186]" office:value-type="float" office:value="568.888888888889" calcext:value-type="float">
            <text:p>568,8888888889</text:p>
          </table:table-cell>
          <table:table-cell table:formula="of:=ROUND([.C186];0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3]/256 *[.A187]" office:value-type="float" office:value="28281.25" calcext:value-type="float">
            <text:p>28281,25</text:p>
          </table:table-cell>
          <table:table-cell table:formula="of:=[.$B$2]/[.B187]" office:value-type="float" office:value="565.745856353591" calcext:value-type="float">
            <text:p>565,7458563536</text:p>
          </table:table-cell>
          <table:table-cell table:formula="of:=ROUND([.C187];0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3]/256 *[.A188]" office:value-type="float" office:value="28437.5" calcext:value-type="float">
            <text:p>28437,5</text:p>
          </table:table-cell>
          <table:table-cell table:formula="of:=[.$B$2]/[.B188]" office:value-type="float" office:value="562.637362637363" calcext:value-type="float">
            <text:p>562,6373626374</text:p>
          </table:table-cell>
          <table:table-cell table:formula="of:=ROUND([.C188];0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3]/256 *[.A189]" office:value-type="float" office:value="28593.75" calcext:value-type="float">
            <text:p>28593,75</text:p>
          </table:table-cell>
          <table:table-cell table:formula="of:=[.$B$2]/[.B189]" office:value-type="float" office:value="559.562841530055" calcext:value-type="float">
            <text:p>559,5628415301</text:p>
          </table:table-cell>
          <table:table-cell table:formula="of:=ROUND([.C189];0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3]/256 *[.A190]" office:value-type="float" office:value="28750" calcext:value-type="float">
            <text:p>28750</text:p>
          </table:table-cell>
          <table:table-cell table:formula="of:=[.$B$2]/[.B190]" office:value-type="float" office:value="556.521739130435" calcext:value-type="float">
            <text:p>556,5217391304</text:p>
          </table:table-cell>
          <table:table-cell table:formula="of:=ROUND([.C190];0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3]/256 *[.A191]" office:value-type="float" office:value="28906.25" calcext:value-type="float">
            <text:p>28906,25</text:p>
          </table:table-cell>
          <table:table-cell table:formula="of:=[.$B$2]/[.B191]" office:value-type="float" office:value="553.513513513514" calcext:value-type="float">
            <text:p>553,5135135135</text:p>
          </table:table-cell>
          <table:table-cell table:formula="of:=ROUND([.C191];0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3]/256 *[.A192]" office:value-type="float" office:value="29062.5" calcext:value-type="float">
            <text:p>29062,5</text:p>
          </table:table-cell>
          <table:table-cell table:formula="of:=[.$B$2]/[.B192]" office:value-type="float" office:value="550.537634408602" calcext:value-type="float">
            <text:p>550,5376344086</text:p>
          </table:table-cell>
          <table:table-cell table:formula="of:=ROUND([.C192];0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3]/256 *[.A193]" office:value-type="float" office:value="29218.75" calcext:value-type="float">
            <text:p>29218,75</text:p>
          </table:table-cell>
          <table:table-cell table:formula="of:=[.$B$2]/[.B193]" office:value-type="float" office:value="547.593582887701" calcext:value-type="float">
            <text:p>547,5935828877</text:p>
          </table:table-cell>
          <table:table-cell table:formula="of:=ROUND([.C193];0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3]/256 *[.A194]" office:value-type="float" office:value="29375" calcext:value-type="float">
            <text:p>29375</text:p>
          </table:table-cell>
          <table:table-cell table:formula="of:=[.$B$2]/[.B194]" office:value-type="float" office:value="544.68085106383" calcext:value-type="float">
            <text:p>544,6808510638</text:p>
          </table:table-cell>
          <table:table-cell table:formula="of:=ROUND([.C194];0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3]/256 *[.A195]" office:value-type="float" office:value="29531.25" calcext:value-type="float">
            <text:p>29531,25</text:p>
          </table:table-cell>
          <table:table-cell table:formula="of:=[.$B$2]/[.B195]" office:value-type="float" office:value="541.798941798942" calcext:value-type="float">
            <text:p>541,7989417989</text:p>
          </table:table-cell>
          <table:table-cell table:formula="of:=ROUND([.C195];0)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3]/256 *[.A196]" office:value-type="float" office:value="29687.5" calcext:value-type="float">
            <text:p>29687,5</text:p>
          </table:table-cell>
          <table:table-cell table:formula="of:=[.$B$2]/[.B196]" office:value-type="float" office:value="538.947368421053" calcext:value-type="float">
            <text:p>538,9473684211</text:p>
          </table:table-cell>
          <table:table-cell table:formula="of:=ROUND([.C196];0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3]/256 *[.A197]" office:value-type="float" office:value="29843.75" calcext:value-type="float">
            <text:p>29843,75</text:p>
          </table:table-cell>
          <table:table-cell table:formula="of:=[.$B$2]/[.B197]" office:value-type="float" office:value="536.125654450262" calcext:value-type="float">
            <text:p>536,1256544503</text:p>
          </table:table-cell>
          <table:table-cell table:formula="of:=ROUND([.C197];0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3]/256 *[.A198]" office:value-type="float" office:value="30000" calcext:value-type="float">
            <text:p>30000</text:p>
          </table:table-cell>
          <table:table-cell table:formula="of:=[.$B$2]/[.B198]" office:value-type="float" office:value="533.333333333333" calcext:value-type="float">
            <text:p>533,3333333333</text:p>
          </table:table-cell>
          <table:table-cell table:formula="of:=ROUND([.C198];0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3]/256 *[.A199]" office:value-type="float" office:value="30156.25" calcext:value-type="float">
            <text:p>30156,25</text:p>
          </table:table-cell>
          <table:table-cell table:formula="of:=[.$B$2]/[.B199]" office:value-type="float" office:value="530.569948186528" calcext:value-type="float">
            <text:p>530,5699481865</text:p>
          </table:table-cell>
          <table:table-cell table:formula="of:=ROUND([.C199];0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3]/256 *[.A200]" office:value-type="float" office:value="30312.5" calcext:value-type="float">
            <text:p>30312,5</text:p>
          </table:table-cell>
          <table:table-cell table:formula="of:=[.$B$2]/[.B200]" office:value-type="float" office:value="527.835051546392" calcext:value-type="float">
            <text:p>527,8350515464</text:p>
          </table:table-cell>
          <table:table-cell table:formula="of:=ROUND([.C200];0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3]/256 *[.A201]" office:value-type="float" office:value="30468.75" calcext:value-type="float">
            <text:p>30468,75</text:p>
          </table:table-cell>
          <table:table-cell table:formula="of:=[.$B$2]/[.B201]" office:value-type="float" office:value="525.128205128205" calcext:value-type="float">
            <text:p>525,1282051282</text:p>
          </table:table-cell>
          <table:table-cell table:formula="of:=ROUND([.C201];0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3]/256 *[.A202]" office:value-type="float" office:value="30625" calcext:value-type="float">
            <text:p>30625</text:p>
          </table:table-cell>
          <table:table-cell table:formula="of:=[.$B$2]/[.B202]" office:value-type="float" office:value="522.448979591837" calcext:value-type="float">
            <text:p>522,4489795918</text:p>
          </table:table-cell>
          <table:table-cell table:formula="of:=ROUND([.C202];0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3]/256 *[.A203]" office:value-type="float" office:value="30781.25" calcext:value-type="float">
            <text:p>30781,25</text:p>
          </table:table-cell>
          <table:table-cell table:formula="of:=[.$B$2]/[.B203]" office:value-type="float" office:value="519.796954314721" calcext:value-type="float">
            <text:p>519,7969543147</text:p>
          </table:table-cell>
          <table:table-cell table:formula="of:=ROUND([.C203];0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3]/256 *[.A204]" office:value-type="float" office:value="30937.5" calcext:value-type="float">
            <text:p>30937,5</text:p>
          </table:table-cell>
          <table:table-cell table:formula="of:=[.$B$2]/[.B204]" office:value-type="float" office:value="517.171717171717" calcext:value-type="float">
            <text:p>517,1717171717</text:p>
          </table:table-cell>
          <table:table-cell table:formula="of:=ROUND([.C204];0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3]/256 *[.A205]" office:value-type="float" office:value="31093.75" calcext:value-type="float">
            <text:p>31093,75</text:p>
          </table:table-cell>
          <table:table-cell table:formula="of:=[.$B$2]/[.B205]" office:value-type="float" office:value="514.572864321608" calcext:value-type="float">
            <text:p>514,5728643216</text:p>
          </table:table-cell>
          <table:table-cell table:formula="of:=ROUND([.C205];0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3]/256 *[.A206]" office:value-type="float" office:value="31250" calcext:value-type="float">
            <text:p>31250</text:p>
          </table:table-cell>
          <table:table-cell table:formula="of:=[.$B$2]/[.B206]" office:value-type="float" office:value="512" calcext:value-type="float">
            <text:p>512</text:p>
          </table:table-cell>
          <table:table-cell table:formula="of:=ROUND([.C206];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3]/256 *[.A207]" office:value-type="float" office:value="31406.25" calcext:value-type="float">
            <text:p>31406,25</text:p>
          </table:table-cell>
          <table:table-cell table:formula="of:=[.$B$2]/[.B207]" office:value-type="float" office:value="509.452736318408" calcext:value-type="float">
            <text:p>509,4527363184</text:p>
          </table:table-cell>
          <table:table-cell table:formula="of:=ROUND([.C207];0)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B$3]/256 *[.A208]" office:value-type="float" office:value="31562.5" calcext:value-type="float">
            <text:p>31562,5</text:p>
          </table:table-cell>
          <table:table-cell table:formula="of:=[.$B$2]/[.B208]" office:value-type="float" office:value="506.930693069307" calcext:value-type="float">
            <text:p>506,9306930693</text:p>
          </table:table-cell>
          <table:table-cell table:formula="of:=ROUND([.C208];0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B$3]/256 *[.A209]" office:value-type="float" office:value="31718.75" calcext:value-type="float">
            <text:p>31718,75</text:p>
          </table:table-cell>
          <table:table-cell table:formula="of:=[.$B$2]/[.B209]" office:value-type="float" office:value="504.433497536946" calcext:value-type="float">
            <text:p>504,4334975369</text:p>
          </table:table-cell>
          <table:table-cell table:formula="of:=ROUND([.C209];0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B$3]/256 *[.A210]" office:value-type="float" office:value="31875" calcext:value-type="float">
            <text:p>31875</text:p>
          </table:table-cell>
          <table:table-cell table:formula="of:=[.$B$2]/[.B210]" office:value-type="float" office:value="501.960784313726" calcext:value-type="float">
            <text:p>501,9607843137</text:p>
          </table:table-cell>
          <table:table-cell table:formula="of:=ROUND([.C210];0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3]/256 *[.A211]" office:value-type="float" office:value="32031.25" calcext:value-type="float">
            <text:p>32031,25</text:p>
          </table:table-cell>
          <table:table-cell table:formula="of:=[.$B$2]/[.B211]" office:value-type="float" office:value="499.512195121951" calcext:value-type="float">
            <text:p>499,512195122</text:p>
          </table:table-cell>
          <table:table-cell table:formula="of:=ROUND([.C211];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B$3]/256 *[.A212]" office:value-type="float" office:value="32187.5" calcext:value-type="float">
            <text:p>32187,5</text:p>
          </table:table-cell>
          <table:table-cell table:formula="of:=[.$B$2]/[.B212]" office:value-type="float" office:value="497.087378640777" calcext:value-type="float">
            <text:p>497,0873786408</text:p>
          </table:table-cell>
          <table:table-cell table:formula="of:=ROUND([.C212];0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B$3]/256 *[.A213]" office:value-type="float" office:value="32343.75" calcext:value-type="float">
            <text:p>32343,75</text:p>
          </table:table-cell>
          <table:table-cell table:formula="of:=[.$B$2]/[.B213]" office:value-type="float" office:value="494.685990338164" calcext:value-type="float">
            <text:p>494,6859903382</text:p>
          </table:table-cell>
          <table:table-cell table:formula="of:=ROUND([.C213];0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B$3]/256 *[.A214]" office:value-type="float" office:value="32500" calcext:value-type="float">
            <text:p>32500</text:p>
          </table:table-cell>
          <table:table-cell table:formula="of:=[.$B$2]/[.B214]" office:value-type="float" office:value="492.307692307692" calcext:value-type="float">
            <text:p>492,3076923077</text:p>
          </table:table-cell>
          <table:table-cell table:formula="of:=ROUND([.C214];0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B$3]/256 *[.A215]" office:value-type="float" office:value="32656.25" calcext:value-type="float">
            <text:p>32656,25</text:p>
          </table:table-cell>
          <table:table-cell table:formula="of:=[.$B$2]/[.B215]" office:value-type="float" office:value="489.952153110048" calcext:value-type="float">
            <text:p>489,95215311</text:p>
          </table:table-cell>
          <table:table-cell table:formula="of:=ROUND([.C215];0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3]/256 *[.A216]" office:value-type="float" office:value="32812.5" calcext:value-type="float">
            <text:p>32812,5</text:p>
          </table:table-cell>
          <table:table-cell table:formula="of:=[.$B$2]/[.B216]" office:value-type="float" office:value="487.619047619048" calcext:value-type="float">
            <text:p>487,619047619</text:p>
          </table:table-cell>
          <table:table-cell table:formula="of:=ROUND([.C216];0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B$3]/256 *[.A217]" office:value-type="float" office:value="32968.75" calcext:value-type="float">
            <text:p>32968,75</text:p>
          </table:table-cell>
          <table:table-cell table:formula="of:=[.$B$2]/[.B217]" office:value-type="float" office:value="485.308056872038" calcext:value-type="float">
            <text:p>485,308056872</text:p>
          </table:table-cell>
          <table:table-cell table:formula="of:=ROUND([.C217];0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B$3]/256 *[.A218]" office:value-type="float" office:value="33125" calcext:value-type="float">
            <text:p>33125</text:p>
          </table:table-cell>
          <table:table-cell table:formula="of:=[.$B$2]/[.B218]" office:value-type="float" office:value="483.018867924528" calcext:value-type="float">
            <text:p>483,0188679245</text:p>
          </table:table-cell>
          <table:table-cell table:formula="of:=ROUND([.C218];0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B$3]/256 *[.A219]" office:value-type="float" office:value="33281.25" calcext:value-type="float">
            <text:p>33281,25</text:p>
          </table:table-cell>
          <table:table-cell table:formula="of:=[.$B$2]/[.B219]" office:value-type="float" office:value="480.75117370892" calcext:value-type="float">
            <text:p>480,7511737089</text:p>
          </table:table-cell>
          <table:table-cell table:formula="of:=ROUND([.C219];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B$3]/256 *[.A220]" office:value-type="float" office:value="33437.5" calcext:value-type="float">
            <text:p>33437,5</text:p>
          </table:table-cell>
          <table:table-cell table:formula="of:=[.$B$2]/[.B220]" office:value-type="float" office:value="478.504672897196" calcext:value-type="float">
            <text:p>478,5046728972</text:p>
          </table:table-cell>
          <table:table-cell table:formula="of:=ROUND([.C220];0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3]/256 *[.A221]" office:value-type="float" office:value="33593.75" calcext:value-type="float">
            <text:p>33593,75</text:p>
          </table:table-cell>
          <table:table-cell table:formula="of:=[.$B$2]/[.B221]" office:value-type="float" office:value="476.279069767442" calcext:value-type="float">
            <text:p>476,2790697674</text:p>
          </table:table-cell>
          <table:table-cell table:formula="of:=ROUND([.C221];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B$3]/256 *[.A222]" office:value-type="float" office:value="33750" calcext:value-type="float">
            <text:p>33750</text:p>
          </table:table-cell>
          <table:table-cell table:formula="of:=[.$B$2]/[.B222]" office:value-type="float" office:value="474.074074074074" calcext:value-type="float">
            <text:p>474,0740740741</text:p>
          </table:table-cell>
          <table:table-cell table:formula="of:=ROUND([.C222];0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B$3]/256 *[.A223]" office:value-type="float" office:value="33906.25" calcext:value-type="float">
            <text:p>33906,25</text:p>
          </table:table-cell>
          <table:table-cell table:formula="of:=[.$B$2]/[.B223]" office:value-type="float" office:value="471.889400921659" calcext:value-type="float">
            <text:p>471,8894009217</text:p>
          </table:table-cell>
          <table:table-cell table:formula="of:=ROUND([.C223];0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B$3]/256 *[.A224]" office:value-type="float" office:value="34062.5" calcext:value-type="float">
            <text:p>34062,5</text:p>
          </table:table-cell>
          <table:table-cell table:formula="of:=[.$B$2]/[.B224]" office:value-type="float" office:value="469.724770642202" calcext:value-type="float">
            <text:p>469,7247706422</text:p>
          </table:table-cell>
          <table:table-cell table:formula="of:=ROUND([.C224];0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B$3]/256 *[.A225]" office:value-type="float" office:value="34218.75" calcext:value-type="float">
            <text:p>34218,75</text:p>
          </table:table-cell>
          <table:table-cell table:formula="of:=[.$B$2]/[.B225]" office:value-type="float" office:value="467.579908675799" calcext:value-type="float">
            <text:p>467,5799086758</text:p>
          </table:table-cell>
          <table:table-cell table:formula="of:=ROUND([.C225];0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3]/256 *[.A226]" office:value-type="float" office:value="34375" calcext:value-type="float">
            <text:p>34375</text:p>
          </table:table-cell>
          <table:table-cell table:formula="of:=[.$B$2]/[.B226]" office:value-type="float" office:value="465.454545454545" calcext:value-type="float">
            <text:p>465,4545454545</text:p>
          </table:table-cell>
          <table:table-cell table:formula="of:=ROUND([.C226];0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B$3]/256 *[.A227]" office:value-type="float" office:value="34531.25" calcext:value-type="float">
            <text:p>34531,25</text:p>
          </table:table-cell>
          <table:table-cell table:formula="of:=[.$B$2]/[.B227]" office:value-type="float" office:value="463.348416289593" calcext:value-type="float">
            <text:p>463,3484162896</text:p>
          </table:table-cell>
          <table:table-cell table:formula="of:=ROUND([.C227];0)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B$3]/256 *[.A228]" office:value-type="float" office:value="34687.5" calcext:value-type="float">
            <text:p>34687,5</text:p>
          </table:table-cell>
          <table:table-cell table:formula="of:=[.$B$2]/[.B228]" office:value-type="float" office:value="461.261261261261" calcext:value-type="float">
            <text:p>461,2612612613</text:p>
          </table:table-cell>
          <table:table-cell table:formula="of:=ROUND([.C228];0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B$3]/256 *[.A229]" office:value-type="float" office:value="34843.75" calcext:value-type="float">
            <text:p>34843,75</text:p>
          </table:table-cell>
          <table:table-cell table:formula="of:=[.$B$2]/[.B229]" office:value-type="float" office:value="459.192825112108" calcext:value-type="float">
            <text:p>459,1928251121</text:p>
          </table:table-cell>
          <table:table-cell table:formula="of:=ROUND([.C229];0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B$3]/256 *[.A230]" office:value-type="float" office:value="35000" calcext:value-type="float">
            <text:p>35000</text:p>
          </table:table-cell>
          <table:table-cell table:formula="of:=[.$B$2]/[.B230]" office:value-type="float" office:value="457.142857142857" calcext:value-type="float">
            <text:p>457,1428571429</text:p>
          </table:table-cell>
          <table:table-cell table:formula="of:=ROUND([.C230];0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3]/256 *[.A231]" office:value-type="float" office:value="35156.25" calcext:value-type="float">
            <text:p>35156,25</text:p>
          </table:table-cell>
          <table:table-cell table:formula="of:=[.$B$2]/[.B231]" office:value-type="float" office:value="455.111111111111" calcext:value-type="float">
            <text:p>455,1111111111</text:p>
          </table:table-cell>
          <table:table-cell table:formula="of:=ROUND([.C231];0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B$3]/256 *[.A232]" office:value-type="float" office:value="35312.5" calcext:value-type="float">
            <text:p>35312,5</text:p>
          </table:table-cell>
          <table:table-cell table:formula="of:=[.$B$2]/[.B232]" office:value-type="float" office:value="453.097345132743" calcext:value-type="float">
            <text:p>453,0973451327</text:p>
          </table:table-cell>
          <table:table-cell table:formula="of:=ROUND([.C232];0)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B$3]/256 *[.A233]" office:value-type="float" office:value="35468.75" calcext:value-type="float">
            <text:p>35468,75</text:p>
          </table:table-cell>
          <table:table-cell table:formula="of:=[.$B$2]/[.B233]" office:value-type="float" office:value="451.101321585903" calcext:value-type="float">
            <text:p>451,1013215859</text:p>
          </table:table-cell>
          <table:table-cell table:formula="of:=ROUND([.C233];0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B$3]/256 *[.A234]" office:value-type="float" office:value="35625" calcext:value-type="float">
            <text:p>35625</text:p>
          </table:table-cell>
          <table:table-cell table:formula="of:=[.$B$2]/[.B234]" office:value-type="float" office:value="449.122807017544" calcext:value-type="float">
            <text:p>449,1228070175</text:p>
          </table:table-cell>
          <table:table-cell table:formula="of:=ROUND([.C234];0)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B$3]/256 *[.A235]" office:value-type="float" office:value="35781.25" calcext:value-type="float">
            <text:p>35781,25</text:p>
          </table:table-cell>
          <table:table-cell table:formula="of:=[.$B$2]/[.B235]" office:value-type="float" office:value="447.161572052402" calcext:value-type="float">
            <text:p>447,1615720524</text:p>
          </table:table-cell>
          <table:table-cell table:formula="of:=ROUND([.C235];0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3]/256 *[.A236]" office:value-type="float" office:value="35937.5" calcext:value-type="float">
            <text:p>35937,5</text:p>
          </table:table-cell>
          <table:table-cell table:formula="of:=[.$B$2]/[.B236]" office:value-type="float" office:value="445.217391304348" calcext:value-type="float">
            <text:p>445,2173913043</text:p>
          </table:table-cell>
          <table:table-cell table:formula="of:=ROUND([.C236];0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B$3]/256 *[.A237]" office:value-type="float" office:value="36093.75" calcext:value-type="float">
            <text:p>36093,75</text:p>
          </table:table-cell>
          <table:table-cell table:formula="of:=[.$B$2]/[.B237]" office:value-type="float" office:value="443.290043290043" calcext:value-type="float">
            <text:p>443,29004329</text:p>
          </table:table-cell>
          <table:table-cell table:formula="of:=ROUND([.C237];0)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B$3]/256 *[.A238]" office:value-type="float" office:value="36250" calcext:value-type="float">
            <text:p>36250</text:p>
          </table:table-cell>
          <table:table-cell table:formula="of:=[.$B$2]/[.B238]" office:value-type="float" office:value="441.379310344828" calcext:value-type="float">
            <text:p>441,3793103448</text:p>
          </table:table-cell>
          <table:table-cell table:formula="of:=ROUND([.C238];0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B$3]/256 *[.A239]" office:value-type="float" office:value="36406.25" calcext:value-type="float">
            <text:p>36406,25</text:p>
          </table:table-cell>
          <table:table-cell table:formula="of:=[.$B$2]/[.B239]" office:value-type="float" office:value="439.484978540773" calcext:value-type="float">
            <text:p>439,4849785408</text:p>
          </table:table-cell>
          <table:table-cell table:formula="of:=ROUND([.C239];0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B$3]/256 *[.A240]" office:value-type="float" office:value="36562.5" calcext:value-type="float">
            <text:p>36562,5</text:p>
          </table:table-cell>
          <table:table-cell table:formula="of:=[.$B$2]/[.B240]" office:value-type="float" office:value="437.606837606838" calcext:value-type="float">
            <text:p>437,6068376068</text:p>
          </table:table-cell>
          <table:table-cell table:formula="of:=ROUND([.C240];0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B$3]/256 *[.A241]" office:value-type="float" office:value="36718.75" calcext:value-type="float">
            <text:p>36718,75</text:p>
          </table:table-cell>
          <table:table-cell table:formula="of:=[.$B$2]/[.B241]" office:value-type="float" office:value="435.744680851064" calcext:value-type="float">
            <text:p>435,7446808511</text:p>
          </table:table-cell>
          <table:table-cell table:formula="of:=ROUND([.C241];0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B$3]/256 *[.A242]" office:value-type="float" office:value="36875" calcext:value-type="float">
            <text:p>36875</text:p>
          </table:table-cell>
          <table:table-cell table:formula="of:=[.$B$2]/[.B242]" office:value-type="float" office:value="433.898305084746" calcext:value-type="float">
            <text:p>433,8983050847</text:p>
          </table:table-cell>
          <table:table-cell table:formula="of:=ROUND([.C242];0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B$3]/256 *[.A243]" office:value-type="float" office:value="37031.25" calcext:value-type="float">
            <text:p>37031,25</text:p>
          </table:table-cell>
          <table:table-cell table:formula="of:=[.$B$2]/[.B243]" office:value-type="float" office:value="432.067510548523" calcext:value-type="float">
            <text:p>432,0675105485</text:p>
          </table:table-cell>
          <table:table-cell table:formula="of:=ROUND([.C243];0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B$3]/256 *[.A244]" office:value-type="float" office:value="37187.5" calcext:value-type="float">
            <text:p>37187,5</text:p>
          </table:table-cell>
          <table:table-cell table:formula="of:=[.$B$2]/[.B244]" office:value-type="float" office:value="430.252100840336" calcext:value-type="float">
            <text:p>430,2521008403</text:p>
          </table:table-cell>
          <table:table-cell table:formula="of:=ROUND([.C244];0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B$3]/256 *[.A245]" office:value-type="float" office:value="37343.75" calcext:value-type="float">
            <text:p>37343,75</text:p>
          </table:table-cell>
          <table:table-cell table:formula="of:=[.$B$2]/[.B245]" office:value-type="float" office:value="428.451882845188" calcext:value-type="float">
            <text:p>428,4518828452</text:p>
          </table:table-cell>
          <table:table-cell table:formula="of:=ROUND([.C245];0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B$3]/256 *[.A246]" office:value-type="float" office:value="37500" calcext:value-type="float">
            <text:p>37500</text:p>
          </table:table-cell>
          <table:table-cell table:formula="of:=[.$B$2]/[.B246]" office:value-type="float" office:value="426.666666666667" calcext:value-type="float">
            <text:p>426,6666666667</text:p>
          </table:table-cell>
          <table:table-cell table:formula="of:=ROUND([.C246];0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B$3]/256 *[.A247]" office:value-type="float" office:value="37656.25" calcext:value-type="float">
            <text:p>37656,25</text:p>
          </table:table-cell>
          <table:table-cell table:formula="of:=[.$B$2]/[.B247]" office:value-type="float" office:value="424.896265560166" calcext:value-type="float">
            <text:p>424,8962655602</text:p>
          </table:table-cell>
          <table:table-cell table:formula="of:=ROUND([.C247];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B$3]/256 *[.A248]" office:value-type="float" office:value="37812.5" calcext:value-type="float">
            <text:p>37812,5</text:p>
          </table:table-cell>
          <table:table-cell table:formula="of:=[.$B$2]/[.B248]" office:value-type="float" office:value="423.140495867769" calcext:value-type="float">
            <text:p>423,1404958678</text:p>
          </table:table-cell>
          <table:table-cell table:formula="of:=ROUND([.C248];0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B$3]/256 *[.A249]" office:value-type="float" office:value="37968.75" calcext:value-type="float">
            <text:p>37968,75</text:p>
          </table:table-cell>
          <table:table-cell table:formula="of:=[.$B$2]/[.B249]" office:value-type="float" office:value="421.399176954733" calcext:value-type="float">
            <text:p>421,3991769547</text:p>
          </table:table-cell>
          <table:table-cell table:formula="of:=ROUND([.C249];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B$3]/256 *[.A250]" office:value-type="float" office:value="38125" calcext:value-type="float">
            <text:p>38125</text:p>
          </table:table-cell>
          <table:table-cell table:formula="of:=[.$B$2]/[.B250]" office:value-type="float" office:value="419.672131147541" calcext:value-type="float">
            <text:p>419,6721311475</text:p>
          </table:table-cell>
          <table:table-cell table:formula="of:=ROUND([.C250];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B$3]/256 *[.A251]" office:value-type="float" office:value="38281.25" calcext:value-type="float">
            <text:p>38281,25</text:p>
          </table:table-cell>
          <table:table-cell table:formula="of:=[.$B$2]/[.B251]" office:value-type="float" office:value="417.959183673469" calcext:value-type="float">
            <text:p>417,9591836735</text:p>
          </table:table-cell>
          <table:table-cell table:formula="of:=ROUND([.C251];0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B$3]/256 *[.A252]" office:value-type="float" office:value="38437.5" calcext:value-type="float">
            <text:p>38437,5</text:p>
          </table:table-cell>
          <table:table-cell table:formula="of:=[.$B$2]/[.B252]" office:value-type="float" office:value="416.260162601626" calcext:value-type="float">
            <text:p>416,2601626016</text:p>
          </table:table-cell>
          <table:table-cell table:formula="of:=ROUND([.C252];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B$3]/256 *[.A253]" office:value-type="float" office:value="38593.75" calcext:value-type="float">
            <text:p>38593,75</text:p>
          </table:table-cell>
          <table:table-cell table:formula="of:=[.$B$2]/[.B253]" office:value-type="float" office:value="414.574898785425" calcext:value-type="float">
            <text:p>414,5748987854</text:p>
          </table:table-cell>
          <table:table-cell table:formula="of:=ROUND([.C253];0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B$3]/256 *[.A254]" office:value-type="float" office:value="38750" calcext:value-type="float">
            <text:p>38750</text:p>
          </table:table-cell>
          <table:table-cell table:formula="of:=[.$B$2]/[.B254]" office:value-type="float" office:value="412.903225806452" calcext:value-type="float">
            <text:p>412,9032258065</text:p>
          </table:table-cell>
          <table:table-cell table:formula="of:=ROUND([.C254];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B$3]/256 *[.A255]" office:value-type="float" office:value="38906.25" calcext:value-type="float">
            <text:p>38906,25</text:p>
          </table:table-cell>
          <table:table-cell table:formula="of:=[.$B$2]/[.B255]" office:value-type="float" office:value="411.244979919679" calcext:value-type="float">
            <text:p>411,2449799197</text:p>
          </table:table-cell>
          <table:table-cell table:formula="of:=ROUND([.C255];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3]/256 *[.A256]" office:value-type="float" office:value="39062.5" calcext:value-type="float">
            <text:p>39062,5</text:p>
          </table:table-cell>
          <table:table-cell table:formula="of:=[.$B$2]/[.B256]" office:value-type="float" office:value="409.6" calcext:value-type="float">
            <text:p>409,6</text:p>
          </table:table-cell>
          <table:table-cell table:formula="of:=ROUND([.C256];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B$3]/256 *[.A257]" office:value-type="float" office:value="39218.75" calcext:value-type="float">
            <text:p>39218,75</text:p>
          </table:table-cell>
          <table:table-cell table:formula="of:=[.$B$2]/[.B257]" office:value-type="float" office:value="407.96812749004" calcext:value-type="float">
            <text:p>407,96812749</text:p>
          </table:table-cell>
          <table:table-cell table:formula="of:=ROUND([.C257];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B$3]/256 *[.A258]" office:value-type="float" office:value="39375" calcext:value-type="float">
            <text:p>39375</text:p>
          </table:table-cell>
          <table:table-cell table:formula="of:=[.$B$2]/[.B258]" office:value-type="float" office:value="406.349206349206" calcext:value-type="float">
            <text:p>406,3492063492</text:p>
          </table:table-cell>
          <table:table-cell table:formula="of:=ROUND([.C258];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B$3]/256 *[.A259]" office:value-type="float" office:value="39531.25" calcext:value-type="float">
            <text:p>39531,25</text:p>
          </table:table-cell>
          <table:table-cell table:formula="of:=[.$B$2]/[.B259]" office:value-type="float" office:value="404.743083003953" calcext:value-type="float">
            <text:p>404,743083004</text:p>
          </table:table-cell>
          <table:table-cell table:formula="of:=ROUND([.C259];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B$3]/256 *[.A260]" office:value-type="float" office:value="39687.5" calcext:value-type="float">
            <text:p>39687,5</text:p>
          </table:table-cell>
          <table:table-cell table:formula="of:=[.$B$2]/[.B260]" office:value-type="float" office:value="403.149606299213" calcext:value-type="float">
            <text:p>403,1496062992</text:p>
          </table:table-cell>
          <table:table-cell table:formula="of:=ROUND([.C260];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B$3]/256 *[.A261]" office:value-type="float" office:value="39843.75" calcext:value-type="float">
            <text:p>39843,75</text:p>
          </table:table-cell>
          <table:table-cell table:formula="of:=[.$B$2]/[.B261]" office:value-type="float" office:value="401.56862745098" calcext:value-type="float">
            <text:p>401,568627451</text:p>
          </table:table-cell>
          <table:table-cell table:formula="of:=ROUND([.C261];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$3]/256 *[.A262]" office:value-type="float" office:value="40000" calcext:value-type="float">
            <text:p>40000</text:p>
          </table:table-cell>
          <table:table-cell table:formula="of:=[.$B$2]/[.B262]" office:value-type="float" office:value="400" calcext:value-type="float">
            <text:p>400</text:p>
          </table:table-cell>
          <table:table-cell table:formula="of:=ROUND([.C262];0)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1:06:56.440858842</meta:creation-date>
    <dc:date>2017-03-18T02:10:27.655251434</dc:date>
    <meta:editing-duration>PT43M11S</meta:editing-duration>
    <meta:editing-cycles>1</meta:editing-cycles>
    <meta:document-statistic meta:table-count="1" meta:cell-count="1034" meta:object-count="0"/>
    <meta:generator>LibreOffice/5.1.6.2$Linux_X86_64 LibreOffice_project/10m0$Build-2</meta:generator>
  </office:meta>
</office:document-meta>
</file>